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5" style:family="paragraph" style:parent-style-name="Standard">
      <style:text-properties style:font-name="Heiti TC Light" fo:font-size="12.0pt"/>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Alex Wang   |  2019.03.31 09:22   |   <text:a xlink:type="simple" xlink:href="http://palinfo.habago.org/Entry?Command=Information_PrintForum&amp;iPage=28#FORUM37314"><text:span text:style-name="T1">#</text:span></text:a></text:p>
      <text:p text:style-name="P2">@鄭豐遠 <text:line-break/><text:line-break/>你可以再聽聽下面這位中國社科院西亞非洲所研究員的評論。 <text:line-break/><text:line-break/>20130922 世紀大講堂 敘利亞激盪歷史與復雜國情 <text:line-break/>https://youtu.be/ZTBgsrEpKJw <text:line-break/><text:line-break/>世紀大講堂 利比亞局勢的原因與破解 殷罡 20110403 <text:line-break/>https://youtu.be/mYEQmL8ibbE <text:line-break/><text:line-break/>【殷罡】陌生的亞洲——“回望亞洲”系列講座第三講——遙遠的中東 2015年11 <text:line-break/>https://bit.ly/2UeOjK4 <text:line-break/>https://youtu.be/eh_rLcQQhok <text:line-break/><text:line-break/>殷罡：伊斯蘭國的興起與世界秩序 <text:line-break/>https://youtu.be/1cI7Qad_2fI <text:line-break/><text:line-break/>殷罡 什葉派新月帶的崛起及其遏制力量 <text:line-break/>https://youtu.be/4F1f6dyF0ZY <text:line-break/></text:p>
      <text:p text:style-name="P1">陳真   |  2019.03.31 01:17   |   <text:a xlink:type="simple" xlink:href="http://palinfo.habago.org/Entry?Command=Information_PrintForum&amp;iPage=28#FORUM37313"><text:span text:style-name="T1">#</text:span></text:a></text:p>
      <text:p text:style-name="P3">兒童節又快到了。底下文章是28年前也就是1991年寫的。九零年代的台灣，政治基本上已經一點都不恐怖了；原本乏人問津的反對黨圈子，參與者開始變得有名有利又有權，於是蚊子蒼蠅與蟑螂也就隨之大舉增生，越來越多，甚至成為一種主流。 <text:line-break/><text:line-break/>我則是在大約那個時候決心脫離這個陰暗複雜乃至卑劣齷齪的政治圈子。那時我在林口長庚醫院工作，一心只想把學問弄好，把臨床工作做好，對於政治灰心，感覺似乎全是權位盤算，少有理想。不過，“彰化人雜誌” 是我始終景仰的劉峰松和翁金珠老師所創辦，他們要我為兒童節寫篇文字，於是我就在某個寒冷的值班夜裏，寫下這些文字。 <text:line-break/><text:line-break/>當我還是個兒童時，很喜歡兒童節，因為學校在那一天都會發給每個同學一些餅乾或小玩具。當時曾經想，既然兒童節是人為規定的日子，為什麼不把一年365天，天天訂為兒童節？ <text:line-break/><text:line-break/>昨天去電影圖書館看了賈樟柯的 “山河故人”，不怎麼好看，但裏頭有句話卻讓我悲從中來。他說：“並不是所有東西都會被時間改變。" <text:line-break/><text:line-break/>天天都是兒童節？如今早已脫離童稚，但想法沒變。我們這一代人，苦也罷，樂也罷，處境如何都無妨，畢竟很快就會謝幕，但時間長流的背後，卻是無數新生命悲歡之所繫。 <text:line-break/><text:line-break/>陳真 2019. 03. 31. <text:line-break/><text:line-break/>===================== <text:line-break/>天天都是兒童節 <text:line-break/><text:line-break/>陳真1991. 04. 04. <text:line-break/><text:line-break/><text:line-break/>筆者今年已二十好幾，還沒有正式結過婚，當然也沒有小孩，但是，別人的小孩，有錢或沒錢的，快樂或不快樂的，在許多時候，一些不經意的表情、動作或眼神，經常會陡地使我有一種窩心的感覺，並興起一種願意為他們努力，甚至為他們而死的念頭。這其實也是我不喜現身公眾卻硬是涉足政治多年的基本原因。因為，筆者多麼希望大家的下一代，都能過著一個更加美好而快樂的生活，都能有健康的身體、良好的基本德性，懂得自愛、互信互諒、愛大自然，不要再重蹈我們曾經有過或現有的、來自外在環境的壓抑、扭曲和痛苦，至少能把人為的悲劇減到最小。 <text:line-break/><text:line-break/>身為一名醫師，有稍多的機會可以了解台灣人愛子之心切，然而我們的社會卻仍有數萬雛妓與童工，以及無數的病童無錢就醫致死。這些慘況，難道罪全在他們的父母？你、我、一般社會大眾一點責任也沒有？更進一步說，在一個現代社會中，生活其中的人們，有沒有可能獨善其身只顧自家小孩？每一個為人父母者，或終將為人父母者，或心疼小孩的少男少女們，都應仔細想一想這些問題。 <text:line-break/><text:line-break/>筆者唸大五的時候，在醫院裏見習，輪派到小兒科時，曾駭然發現一些小病人，病情未改善，甚至急速惡化時，隔天翻閱他們的病歷，翻到最後一頁卻沒了，上頭只寫著「AAD」（Against Advice Discharge），也就是「不聽勸告而出院」。然而，一究其實，所謂「不聽勸告」，其實是家長無力負擔醫療費用。 <text:line-break/><text:line-break/>在彰化基督教醫院實習時，曾在急診室處理過一個疑似急性盲腸炎的國小女生，當她一聽到父母哭訴說沒錢開刀時，竟忍痛掙扎突然從床上跳下來，硬要衝出醫院，不願就醫。我趕緊追出急診室外，把她帶回來。我的臨床經驗十分貧乏，卻遇到過幾次類似的狀況，這些事，一直停留腦海，思之悲愴，揮之不去。 <text:line-break/><text:line-break/>兒童節快到了，筆者深深盼望每一個愛護子女、疼惜小孩的朋友或長輩，都能冷靜地想一想：我們的下一代究竟生長在一個什麼樣的生活環境？找出問題癥結所在，共同戮力以赴；希望有一天，天天都是兒童節。（原載彰化人雜誌第二期）</text:p>
      <text:p text:style-name="P1">黃明華   |  2019.03.30 22:40   |   <text:a xlink:type="simple" xlink:href="http://palinfo.habago.org/Entry?Command=Information_PrintForum&amp;iPage=28#FORUM37312"><text:span text:style-name="T1">#</text:span></text:a></text:p>
      <text:p text:style-name="P2">袁騰飛早期當老師教歷史時講得還不錯,譬如他評論大躍進跟毛澤東就講得很不錯 <text:line-break/><text:line-break/>袁騰飛 毛泽东 【完整版 上】 <text:line-break/>https://www.youtube.com/watch?v=LRUq_cv7aZU <text:line-break/><text:line-break/>而且袁騰飛就在大陸北京的課堂上講,算非常大膽有勇氣的,聽說後面有被共產黨找去聊聊, <text:line-break/>所以後面的影片這些就比較少談了,看袁騰飛的言論雖然很多會拿西方的價值來比較, <text:line-break/>但是看起來純粹都是他自己的思考,應該不至於會有外國或外部勢力的介入, <text:line-break/>而且言談中常會有很多自省 <text:line-break/>所以大體上來說我是覺得大陸有更多這樣的內部批評者其實對大陸本身還不錯 <text:line-break/></text:p>
      <text:p text:style-name="P1">鄭豐遠   |  2019.03.30 19:32   |   <text:a xlink:type="simple" xlink:href="http://palinfo.habago.org/Entry?Command=Information_PrintForum&amp;iPage=28#FORUM37311"><text:span text:style-name="T1">#</text:span></text:a></text:p>
      <text:p text:style-name="P3">不知道這位袁騰飛是誰，以前看過幾次他的影片，都是看了幾秒就不看了，但我知道他那樣子肯定就是中國的一種主流調調。在我看，這樣一種講起話來張牙舞爪、咄咄逼人、對不同文化或宗教毫無理解和同理心的思維，恐怕就是中國最大的敵人。這位袁老師對世界的理解，讓我感覺好像坐在一口井裡頭研究天象似的，而且思維相當主流，對西方似乎很崇拜。他好像其實根本不知道自己在說什麼。 <text:line-break/><text:line-break/>當然這只是我的感覺而已。</text:p>
      <text:p text:style-name="P1">Alex Wang   |  2019.03.30 10:37   |   <text:a xlink:type="simple" xlink:href="http://palinfo.habago.org/Entry?Command=Information_PrintForum&amp;iPage=28#FORUM37308"><text:span text:style-name="T1">#</text:span></text:a></text:p>
      <text:p text:style-name="P2">下面應該是中國人對伊斯蘭教的主流認知和態度。 <text:line-break/><text:line-break/>袁騰飛再聊新西蘭槍擊案：越虔誠越殘暴 <text:line-break/>https://youtu.be/UHZ2E3CMOwY <text:line-break/><text:line-break/>袁騰飛聊新西蘭槍擊案：西方政治正確正在摧毀他們的家園 <text:line-break/>https://youtu.be/Beru8JG6kQY <text:line-break/><text:line-break/>袁騰飛聊留言：宗教不能唯我獨尊，世俗化是其發展法門 <text:line-break/>https://bit.ly/2FBaJfc <text:line-break/><text:line-break/>袁騰飛聊ISIS被剿滅：恐怖主義的溫床到底是什麼？ <text:line-break/>https://youtu.be/QW3q20Niiy8 <text:line-break/></text:p>
      <text:p text:style-name="P1">陳真   |  2019.03.29 11:30   |   <text:a xlink:type="simple" xlink:href="http://palinfo.habago.org/Entry?Command=Information_PrintForum&amp;iPage=28#FORUM37307"><text:span text:style-name="T1">#</text:span></text:a></text:p>
      <text:p text:style-name="P3">所謂讀書人，正直者少，窩囊者多，順應時勢，趨之若騖，永遠都是站在又爽又風光又有美名與好處的那一方，你很難看到橫眉冷對千夫指，很難看到一說一、二說二，你看到的永遠都是趨炎附勢，矯揉造作，窩囊猥瑣。 <text:line-break/><text:line-break/>在英國，認識無數台灣留學生或學者，大多是舊黨國體制下之乖寶寶，很乖很乖，乖到不可思議，幾乎不像個人；有的乖到一聽到對黨國不敬的言論，馬上就會很不高興或不屑。 <text:line-break/><text:line-break/>至於好一點的，雖然對黨國有所批評，但也只是屬於那種所謂溫和理性明哲保身派。我不敢說全部，但我從沒見過什麼知識份子的風骨，一個也沒有。 <text:line-break/><text:line-break/>回到台灣後，卻經常飽受驚嚇，有時一翻開報紙或打開電視，我的天啊，這些乖寶寶們，居然個個變得綠油油，變成鎂光燈下美美的急先鋒，滿嘴獨立建國愛台灣，整天仇中反華，而且一個個變成獨霸一方的明星偶像。許多時候，我真是覺得現實人事物之荒謬與可悲，遠勝於小說世界。 <text:line-break/><text:line-break/>更不可思議的是，這些乖寶寶，竟然每一個全 "漂綠" 了自己的個人史，把自己打扮成 "始終就是" 反國民黨的台獨革命志士。少的如此自我瞎掰，老的更是無恥美化自己。媒體更會根據特定政治利益與政治需要，大力配合美化，塑造明星偶像，乃至造神。一般人不明就裏，還以為真有這麼一回事。 <text:line-break/><text:line-break/>個人如此，概念亦然。比方說，黨外時代，一切社運都會被醜化成流氓無賴或妖魔鬼怪。但是，社運這個辭彙卻依舊大放異采，官方甚至還舉辦什麼社會運動獎，你知道那個年代誰是主流媒體與官方認證的最佳社運領袖嗎？答案是慈濟的證嚴法師。 <text:line-break/><text:line-break/>可是，證嚴法師不是非常反對一切示威遊行嗎？慈濟所屬的慈濟醫院，想要成為它的醫護人員或員工，得先簽下一紙同意書，同意將來絕不參加任何遊行或示威，否則一概開除。但是，這樣的法師，這樣的慈濟，這樣一個徹底的體制擁護者，卻是什麼最佳社運獎得主。 <text:line-break/><text:line-break/>藍色的舊黨國如此，綠色的新黨國更是變本加厲。你看市面上一大堆人渣混蛋，真不知道他們除了綠油油及仇中反華之外，究竟跟社運有啥關連？但他們卻一個個被塑造成社運領袖、社運XX。我若不是見識過西方的社運，知道世界上確實有一大群人無私地付出各種代價，致力於某種利他精神與理想，我恐怕會以為所謂社運份子或什麼學運份子就是人渣的代名詞。 <text:line-break/><text:line-break/>這一切，導致了一種後遺症很可悲，那就是：人們還能相信善、相信正直、相信利他與無私嗎？或者是，人們已經不再相信，以為善只是一種手段，一種盤算，一種花俏的裝飾品？裏頭沒有痛苦，沒有血，沒有淚，而只有美美的鎂光閃耀？當我們連善、連真實的感情都不相信時，生命還能有什麼依靠？生命還有什麼繼續存在的意義與價值？生命還值不值得活？</text:p>
      <text:p text:style-name="P1">陳真   |  2019.03.29 00:16   |   <text:a xlink:type="simple" xlink:href="http://palinfo.habago.org/Entry?Command=Information_PrintForum&amp;iPage=28#FORUM37306"><text:span text:style-name="T1">#</text:span></text:a></text:p>
      <text:p text:style-name="P2">同學，你很內行哦。那馬屁文章作者就是余英時沒錯。而且不只一篇哦，而是馬屁隆隆一連串。</text:p>
      <text:p text:style-name="P1">Kenny Ho   |  2019.03.28 23:39   |   <text:a xlink:type="simple" xlink:href="http://palinfo.habago.org/Entry?Command=Information_PrintForum&amp;iPage=28#FORUM37305"><text:span text:style-name="T1">#</text:span></text:a></text:p>
      <text:p text:style-name="P3">余英時？ （未google）</text:p>
      <text:p text:style-name="P4"/>
      <text:p text:style-name="P1">陳真   |  2019.03.28 17:16   |   <text:a xlink:type="simple" xlink:href="http://palinfo.habago.org/Entry?Command=Information_PrintForum&amp;iPage=29#FORUM37303"><text:span text:style-name="T1">#</text:span></text:a></text:p>
      <text:p text:style-name="P3">(續) <text:line-break/><text:line-break/>續前所說，在整理無價 "廢棄物" 的過程中，例如我現在手邊找到一本 "近代中國雙月刊" 第36期，1988年2月29日出版，裏面有一篇文章叫 "吾見其進，未見其止--經國先生的現實與理想"。我摘要幾段給大家看，請大家猜猜是誰寫的： <text:line-break/><text:line-break/>"蔣經國總統逝世已一星期了。這一週來，我在東南亞和美國的英文報章上讀到了無數報導和文字，基調全都是讚揚經國先生...最近的一篇是紐約時報...讚揚經國先生留下的寶貴遺產。 <text:line-break/><text:line-break/>小標題：偉人已逝，遺愛在民 <text:line-break/><text:line-break/>國際上對經國先生的讚揚，集中在兩大突破性成就上。第一是全力推動民主改革，第二是開放大陸探親。...見諸報章的頌詞，遠不及人民對他的哀悼，更能說明經國先生的非凡成就。...我在新加坡跑到中華民國商務代辦處禮堂向經國先生致敬，在那裏遇到兩位台灣來的年輕女士，自始至終飲泣不已。她們的雙目紅腫，顯然是一路哭泣而來的。這完全是發自內心的哀痛，我們看了都十分感動。遺愛在民這句傳統套話，突然浮現在我的腦際，並且變得親切生動起來了。 <text:line-break/><text:line-break/>在這篇短文中，我將收拾起情感，儘量以客觀平靜的筆觸回憶經國先生，並展望中華民國的前景，...如此我們才能懂得他為什麼會成為一位遺愛在民的領袖；更重要的，我們該怎樣去理解他的遺志，並促其實現。 <text:line-break/><text:line-break/>回顧經國先生在近四十年所踏過的足跡，我們清楚看到他的一生是不斷自我超越，不斷進步的一生。...經國先生成為老總統(按：即蔣介石) 的一位重要助手...為此後的經濟發展奠定了基礎。民國五十年代末期開始，經國先生更逐步挑起了承先啟後的全國重任。民國六十一年接任行政院長時，他已是一位十分成熟而且有遠見的政治領袖了。最近二十年，經濟奇蹟和政治奇蹟在台灣相繼出現，就是和他的領導絕對分不開。.... <text:line-break/><text:line-break/>民主改革...更是民國史上值得大書特書的頭等大事，我們特別可以從這件事情上看到經國先生不斷自我超越的高尚品質。...最遲在民國六十七年 (按：即1978年，美麗島事件的前一年，林宅滅門血案的前兩年) 始任總統之日，經國先生就已下定決心要完成民主憲政的部署了。...這是在他個人生命史上尤其是最具有光彩的一頁，更為難能可貴。...做為一個政治家，他的精神境界，始終不斷地提昇。 <text:line-break/><text:line-break/>小標題：念念不忘民主改革 <text:line-break/><text:line-break/>經國先生的遺囑中，念念不忘民主改革和中國統一。這更透露出他的政治家智慧，既能掌握現實，又能不忘理想。...他集大權於一身，而從不濫用權力，甚至容忍極少數人對他個人的無理謾罵...為了民主理想的實現，他寧願付出這一點無足輕重的代價。...另一方面，台灣絕無茍安之理，...經國先生開放大陸探親，除了出於人道精神之外，恐怕也有 (對大陸當局) 攻心的微妙作用。 <text:line-break/><text:line-break/>推己及人從來就是中國人的理想，對於他國皆然，何況是大陸十億同胞。在台灣的中國人應該以最大的誠意和善意，促使中國大陸早日走向富裕和開放，唯有如此，和平統一才有實現的可能。所謂己欲立而立人，己欲達而達人，自了漢是做不成的。經國先生掌握現實的本領固然值得欽佩，但是他對於高遠理想的執著，則更值得後人的效法。(原載民國七十七年一月二十六日中央日報)" <text:line-break/><text:line-break/>是誰寫的，大家猜出來了嗎？ <text:line-break/><text:line-break/>提示：此人近兩年被綠營捧為國師，捧為偉大思想家，還說他是如何如何具有什麼高風亮節威武不能屈的知識份子之風骨，而且還獲頒什麼荒唐獎呢。五年前，人渣黨策動大腸花運動，仇中反華，跡近瘋狂，參與者滿口支那賤畜，但是這位荒唐獎得主卻對大腸花大加讚揚。這位具有知識份子偉大風骨的國師是誰呢？如果不google，我就不信你們猜得出來。 <text:line-break/><text:line-break/>在他當年對蔣經國歌功頌德到跡近肉麻的同時，也就是蔣經國去世的那一天，我迅速花了十幾分鐘寫了篇文字，做成傳單，跑去高醫校門口散發。兩分鐘後，就像圍捕江洋大盜那樣，立即遭到逮捕。 <text:line-break/><text:line-break/>我在無價的廢棄物中，也找到了當年我手寫的那份反蔣傳單的原始手稿，上面還沾有一點血跡。我記得那是我的血，但我忘了當時是怎麼受的傷，只記得當刺耳的警笛聲此起彼落由遠而近時，幾位路人叫我趕快逃跑。但我覺得應該逃跑的是惡人才對，不是我。柯恩兄弟的電影 "真實的勇氣" 片頭有一句箴言講得挺好，它說："無人追趕時，惡人亦逃跑"。 <text:line-break/><text:line-break/>其實我一點都不討厭蔣經國，我只是討厭人們在吹捧他為神明、為他的死而哀嚎時，為何卻對日常生活中數萬雛妓不見天日的痛苦及貧病小孩和處於社會最底層的原住民還有老是被它國政府綁架勒索的漁民，卻從來沒有一絲一毫的關注與憐憫。蔣經國死的那一天，我當街散發的那份反蔣傳單，裏頭寫的就只是這樣一些內容。</text:p>
      <text:p text:style-name="P1">陳真   |  2019.03.28 17:15   |   <text:a xlink:type="simple" xlink:href="http://palinfo.habago.org/Entry?Command=Information_PrintForum&amp;iPage=29#FORUM37302"><text:span text:style-name="T1">#</text:span></text:a></text:p>
      <text:p text:style-name="P2">底下是在後台寫的一封信，其中有些疑問已經獲得解答，所以大家不用回應了。不過我還是把它貼在這，希望如果有 "忠實讀者" 依舊保存2005年之前的文字 (card228, 紀念若雪不鏽鋼網頁...等等)，有沒有可能用 email或是用光碟或隨身碟寄給我？我的 email 是：emirchen@gmail.com 我的貼郵票信箱是: 高雄市11-72號信箱，收件人：陳真。 <text:line-break/><text:line-break/>不過，拜託別直接貼在這版面上。 <text:line-break/><text:line-break/>陳真 2019/03/28 <text:line-break/><text:line-break/>=================== <text:line-break/><text:line-break/>有一件事一直感覺很困惑，我感覺我 (們) 好像曾經有寫過及翻譯過一大堆文章，時間應該是在2000-2004年之間。但我一直記不起來那些文章當時是貼在哪？那時沒有巴勒網嗎？那它們到底是貼在哪？你們記得嗎？ <text:line-break/><text:line-break/>這十幾年來，每次不管想找自己寫的或大家翻譯的什麼文章，巴勒網就是找不到，實在很奇怪。我這十幾年來已經沒有在備份自己寫的公開性文字了，所以很苦惱，但就是想不起來它們跑去哪？感覺2000-2004或2005那幾年的記憶好像完全一片空白。 <text:line-break/><text:line-break/>比方說，我記得曾寫了很多有關貧鈾彈、美軍虐囚及伊拉克禁運等等的文章。在美軍虐囚的照片第一次被公諸於世之前，就有不知何方人物私下寄了幾張給我。另外，我記得當時還寫了一些和比利時 Wim De Ceukelaire 醫師等人有關的東西。我曾和 Wim De Ceukelaire 他們一起具名發表了兩篇文章，藉以向比利時政府提告布希，後來確實成功讓布希不得入境比利時，否則將會被逮捕。 <text:line-break/><text:line-break/>另外還有 "拖美軍上(國際)法庭" 的一系列文字，還有這事情的一些開庭實錄，還有編號高達一百多篇的 "我略知戰爭一二" (至少公開了二、三十篇？)...太多文章，怎麼統統不見了？我記得是馮建三還是趙剛(？) 當時還曾寫信來英國，要求我授權把 "拖美軍上法庭" 等文字，刊登在台灣的一本不知道什麼刊物上。我好像還記得我發表過很多有關貧鈾彈的文字，甚至還附上一些照片，這些東西到底當時是貼在哪？我怎麼完全記不得了。 <text:line-break/><text:line-break/>再比方說，我一直記不起來阿遠翻譯的這一篇非常重要的文章： <text:line-break/><text:line-break/>"戰犯行為－美國之蓄意造成伊拉克水源危機 與湯瑪斯納吉 (Thomas Nagy) 教授的訪談紀錄" <text:line-break/><text:line-break/>這些東西當時到底是貼在哪？後來巴勒網都沒有貼嗎？現在在巴勒網上也找不到。這麼重要的一篇文章，而且記得當時流傳甚廣，現在整個網路上居然也找不到任何痕跡了。我們當時的文章是不是全都消失了？我真的可能是已經有點失智，我對2004年之前那幾年的時期，幾乎完全沒有記憶。 <text:line-break/><text:line-break/>剛剛在尋找阿遠翻譯的這一篇 "戰犯行為－美國之蓄意造成伊拉克水源危機 與湯瑪斯納吉 (Thomas Nagy) 教授的訪談紀錄" 到底貼在哪時，突然發現還有一篇叫 "英美戰爭罪行對伊拉克公衛體系的破壞"，竟然是我和學姐及怡靜一起翻譯的，我幾乎完全忘記自己曾經翻譯過這文章。我跟Wim De Ceukelaire 醫師因為反戰及反貧鈾彈的事，前後通信了好幾年，但我竟然忘記他寫過這文章，也忘記我曾翻譯過，更不記得當時到底是貼在哪？ <text:line-break/><text:line-break/>我對於那段時期到底是以什麼方式傳遞這些文字，竟然完全沒有半點記憶，你們記得嗎？記得當時好像很熱鬧，只要一批評美國，天天有人抹黑我或冒用我的名字抹黑造謠或對我做出一大堆卑鄙惡劣的事，我的信箱更是天天被攻擊，數以千計的各種謾罵和騷擾。這些事我都記得，但是那幾年的那些文章現在都沒有在巴勒網上，那它們是在哪裡？你們還記得嗎？ <text:line-break/><text:line-break/>另外，底下這篇文章： <text:line-break/><text:line-break/>http://palinfo.habago.org/Entry?Command=Information_PrintHome&amp;;iFlowNo=126 <text:line-break/><text:line-break/>末尾的兩篇 "相關連結" 也失效了。我用醫院的電腦一點進去，竟然是連上一個詐騙個資的釣魚網站。這些要怎麼改正？怎麼會這樣？是被壞人綁架網頁嗎？ <text:line-break/><text:line-break/>舊巴勒網時代的文章常會附上圖片，而且都還能附上註腳，三、四年前改版後，科技程度一下拉高，我就不懂得如何貼圖文並茂的文章了，也不知道怎麼放上footnote。每次都說要學，但天生罹患高科技恐懼症，一直覺得這是一件很艱難的學習任務，所以也一直都沒有真的去學怎麼貼。題外話。 <text:line-break/><text:line-break/>阿遠或怡靜或良哲是不是能幫忙貼上"戰犯行為－美國之蓄意造成伊拉克水源危機 與湯瑪斯納吉 (Thomas Nagy) 教授的訪談紀錄" 以及 "英美戰爭罪行對伊拉克公衛體系的破壞" 這兩篇？而且有沒有可能讓它們在日期上仍然回到它應有的儲存位置上？也就是依它應有的時間順序，放到最初的位置上？ <text:line-break/><text:line-break/>至於那幾年寫的所有消失的文章，到底它們當時是貼在哪？我真是完全沒有記憶了。如何能找回來？ <text:line-break/><text:line-break/>以後如果可以改版的話，我想要多個 "推薦閱讀" 的欄位，把一些比較具有殺傷力的文章 "置頂"，讓進入首頁者有更多機會能夠直接讀到這些文章。阿遠翻的這一篇特別具有殺傷力，抵得上千言萬語。 <text:line-break/><text:line-break/>我還記得我曾翻譯過或寫過一篇美國政府在不知道美國的哪個州的小鎮，試爆具輻射性的不明武器，拿整個小鎮的人做實驗，看看試爆後的居民健康情形。但是這些文章也都找不到了。想好好保存文字真的很不容易。網路世界及電腦，太容易出狀況，光碟也保存不了一輩子，難怪我看劍橋一些 (自認為會歷史留名的老師) 每篇文字都會留下書面，小心翼翼地保存。也許紙張會留得比電腦或光碟安全些，同時也長久些。 <text:line-break/><text:line-break/>最近老家準備要賣掉，被迫得在幾周內迅速清除所有東西，在惡臭陰暗的角落找到很多三十多年前跟黨外 "同志" 們的信件和各種舊文與文件等等等，上百箱。整理過程中，我隨手稍微看了一兩篇，感覺歷史真的很像小說，全屬瞎掰，什麼獨立建國愛台灣的，種種人與事，根本不是如此，事實跟純屬虛構的假像，真是天差地遠。 <text:line-break/><text:line-break/>所謂 "乞丐過溪行李多"，值錢的東西一個也沒有，"無價" 之 "廢棄物" 例如信件和文件與書本等等，卻有好幾大卡車。但我的房間只有五、六坪大，東西多到根本塞不下，擁擠到連迴旋與立足的空間都沒有。被迫整理了一袋又一袋的文物和信件丟棄，感覺真是有點心痛，就像挖自己的肉往垃圾桶裏丟一樣。往事不堪回首，但依舊是一番血肉。 <text:line-break/><text:line-break/>陳真 2019. 03. 28. </text:p>
      <text:p text:style-name="P1">陳真   |  2019.03.28 15:03   |   <text:a xlink:type="simple" xlink:href="http://palinfo.habago.org/Entry?Command=Information_PrintForum&amp;iPage=29#FORUM37301"><text:span text:style-name="T1">#</text:span></text:a></text:p>
      <text:p text:style-name="P3">這些禍國殃民貪婪無度的台奸人渣！ <text:line-break/><text:line-break/>陳真 <text:line-break/>================== <text:line-break/>突破！蔡英文「首晤」美軍將領 還收到保衛家園畫作 <text:line-break/><text:line-break/>TVBS新聞網 <text:line-break/><text:line-break/>談雍雍 <text:line-break/><text:line-break/>2019年3月28日 <text:line-break/><text:line-break/>============= <text:line-break/>美軍罕見表態：「一國兩制」非兩岸共同意願 <text:line-break/><text:line-break/>TVBS新聞網 <text:line-break/><text:line-break/>李育道 <text:line-break/><text:line-break/>2019年3月28日</text:p>
      <text:p text:style-name="P1">张自茂   |  2019.03.28 03:09   |   <text:a xlink:type="simple" xlink:href="http://palinfo.habago.org/Entry?Command=Information_PrintForum&amp;iPage=29#FORUM37300"><text:span text:style-name="T1">#</text:span></text:a></text:p>
      <text:p text:style-name="P2">大家好， <text:line-break/>我想发表一个想法： <text:line-break/>大陆中央政府相关单位，应该严厉谴责日北核食进入台湾省、污染本国国民身体健康与基因安全！ <text:line-break/><text:line-break/><text:line-break/>2019/3/10: <text:line-break/>https://udn.com/news/story/11311/3689594 <text:line-break/><text:line-break/><text:line-break/>2019/3/27: <text:line-break/>https://www.chinatimes.com/realtimenews/20190327004589-260408?chdtv</text:p>
      <text:p text:style-name="P1">陳真   |  2019.03.27 10:12   |   <text:a xlink:type="simple" xlink:href="http://palinfo.habago.org/Entry?Command=Information_PrintForum&amp;iPage=29#FORUM37299"><text:span text:style-name="T1">#</text:span></text:a></text:p>
      <text:p text:style-name="P3">7.1. CIA才真的是無國界 <text:line-break/><text:line-break/>不是不是，不是這樣理解事情，這樣說等於是給這個人渣組織漂白。無國界記者組織跟CIA的關係並不是什麼無數捐款人之一，捐那一點錢算什麼呢？就好像我們說法輪功是CIA的附隨組織一樣，當然不是說CIA捐款給法輪功如此而已，而是從一種長期性的互動關係表現來理解彼此之間的從屬。 <text:line-break/><text:line-break/>就比方說，民進黨有沒有給錢或給好處給什麼時代力量或什麼基進黨、社民黨，這哪是重點？它們彼此之間的從屬關係怎麼會是從捐款名單去看呢？有捐沒捐當然都不是重點，而是從長期的互動表現上去觀察彼此的關係本質。 <text:line-break/><text:line-break/>再比方說香港的什麼佔中或什麼雨傘革命，那完完全全就是由CIA所策畫的一場動亂，策畫者還包括蘋果日報的老闆黎智英。我不知道CIA有沒有捐款給蘋果，但這一點都不重要，A跟B彼此之間的關係，當然不是這樣看。 <text:line-break/><text:line-break/>台灣的蘋果日報準備來台灣上市時，我人還在英國唸書，有一天，接到社長的越洋電話，想請我寫稿。但是各位有沒有發現，我已經差不多十年沒有給他們稿子了。為什麼？因為台灣這顆蘋果變質，爛掉了，發綠霉了，早已失去最基本的中立與誠信。 <text:line-break/><text:line-break/>這樣一種極其突兀的轉變，當然不是偶然，而是CIA及人渣黨的勢力進來強勢操盤所致。"維基解密" 解密了一些文件指出，CIA始終非常系統性地介入全球媒體的運作，真的是無國界運作，甚至直接主導各媒體之人事安排。台灣做為美國的軍事殖民地，當然也是由CIA來決定整個媒體運作與人事安排。 <text:line-break/><text:line-break/>媒體如此，就連大學也是，特別是一些涉及思想或社會現實分析的系所，更是嚴加管控。台大卡管事件，背後當然不會只是什麼蔡英文、李遠哲或人渣黨，這些不過只是美國的一條看門狗，狗能夠有什麼自主意志？ <text:line-break/><text:line-break/>卡管的黑手，當然就是美國。就連媒體的一點人事安排，都得聽美國的，更不用說台大校長這樣一個職位。台灣的所謂什麼獨立自主或什麼主權，其實全是鬼話，沒有人在乎這些的，特別是所謂台獨或綠營，更是不在乎，因為他們就是美國豢養的狗，狗哪會在乎什麼獨立自主什麼主權。這些都只是拿來攻擊大陸的武器與藉口。 <text:line-break/><text:line-break/>我想說的是，理解事情絕不是透過某種單一的東西然後就拿來當成證據，那樣一種理解方式只是漂白，而不是真實呈現。寫這些東西很累人，寫來滿紙污穢，有機會再寫。 <text:line-break/><text:line-break/>至於所謂無國界，當然也不是看它的捐款人是哪一國，而是說某種概念理應超越國界限制，比方說愛情，比方說基本人權，簡單說就是普世，這跟它的捐款人來自哪一國沒有任何關係。 <text:line-break/><text:line-break/>當然，CIA也是無國界，它真正深入全球各個領域與各種人事物，完全無孔不入，超越國界。</text:p>
      <text:p text:style-name="P1">孫從輔   |  2019.03.27 00:25   |   <text:a xlink:type="simple" xlink:href="http://palinfo.habago.org/Entry?Command=Information_PrintForum&amp;iPage=29#FORUM37298"><text:span text:style-name="T1">#</text:span></text:a></text:p>
      <text:p text:style-name="P2">瀏覽了一下無國界記者組織的贊助者名單 ( https://rsf.org/en/our-supporters )，贊助者的 "國界" 其實很清楚，實在是配不上 "無國界" 這個名字。其中有一位惡名昭彰：美國國家民主基金會 The National Endowment for Democracy (NED)，這是由美國政府成立的組織，在全球「推廣民主」(這個詞今天聽起來很恐怖)。 <text:line-break/><text:line-break/>無國界記者組織網頁中明白提到 「美國國家民主基金會資助無國界記者組織報導世界上妨害媒體自由事件，"尤其是在亞洲"」 (NED supports RSF's reporting of media freedom violations throughout the world and especially in Asia)。我認為這次有關中國的扭曲報告和此脫不了關係。 </text:p>
      <text:p text:style-name="P1">ethan   |  2019.03.26 22:00   |   <text:a xlink:type="simple" xlink:href="http://palinfo.habago.org/Entry?Command=Information_PrintForum&amp;iPage=29#FORUM37297"><text:span text:style-name="T1">#</text:span></text:a></text:p>
      <text:p text:style-name="P3">我的好朋友最近也在line傳，說外面的小吃店看中天的比例很高，說有背後勢力運作，又說校園餐廳播放中天節目，為了言論自由要抵制。 說現在很多人都被洗腦了。 <text:line-break/>看的出來我朋友們非常氣憤。我其實心情是難過的。很多話想說卻又怕傷和氣，而且說了也沒用，很多簡單的問題討論起來都很難有共識，乾脆就不說了。都盡量不參與這些話題，大概我就是他們痛恨的那群被洗腦的人吧！</text:p>
      <text:p text:style-name="P1">陳真   |  2019.03.26 20:46   |   <text:a xlink:type="simple" xlink:href="http://palinfo.habago.org/Entry?Command=Information_PrintForum&amp;iPage=29#FORUM37296"><text:span text:style-name="T1">#</text:span></text:a></text:p>
      <text:p text:style-name="P2">8. 為什麼洗腦能夠這麼厲害？ <text:line-break/><text:line-break/>英文有句話說，render someone speechless，這經常是我的內心寫照，簡單說就是：林北無言了。 <text:line-break/><text:line-break/>幾乎從小到大到老，一直到現在，在各種關鍵議題上，包括人生選擇，我都是屬於極少數的異類。異類的主要特徵除了畏光、怕人之外，就是有口難言。那種感覺就好像放眼四周，大家都有幻聽，整天聽到鬼叫聲，你好心叫大家趕緊去看醫生，大家卻說，聽見鬼叫聲才正常，是你才需要看醫生。 <text:line-break/><text:line-break/>吾友柏楊先生就曾說過類似這樣一個故事，柏楊版的故事結局是：唯一沒瘋的那個倒霉鬼受不了大家的異樣眼光，於是偷偷找來一瓶幻聽水喝下，終於也聽見鬼叫聲，終於和大家一樣了。 <text:line-break/><text:line-break/>我常想，為什麼洗腦能夠這麼厲害？這麼徹底？比直接造謠還厲害，方法說不完，許多是我的親身痛苦經歷。 <text:line-break/><text:line-break/>比方說，自己演出，自己報導或評論，一個人扮演多個角色，一下路人甲，一下是當事人，一下又成為仲裁者，創造自己想要的 "新聞" 或情境來做為一種抹黑武器；有些時候則是自我引用，往對方嘴裏塞自己講的話，然後以正義之姿大力攻擊....齷齪手段百出，防不勝防；明明一件毫無問題、細微到更不能再細微的事情，比方說什麼幾公斤的文旦丟棄在哪之類的口誤，居然也能炒作、扭曲、渲染成天大地大的醜事，彷彿人類文明存亡在此一舉，然後藉此居然能翻轉選舉勝負，並且持續成為一種抹黑對方的工具。這實在是太厲害了，超乎人類的想像。 <text:line-break/><text:line-break/>當然，最厲害的不是在各種特定內容上動手腳混淆視聽，而是直接賦予一種理解一切人事物的框架。在這框架底下，所有是非黑白都會自動遭到扭曲。 <text:line-break/><text:line-break/>比方說，人渣姦殺擄掠一千萬人，那叫做愛好和平、捍衛自由與人權。至於被殺害的一方，只是對人渣丟幾塊石頭或殺他三、五個人，馬上就會變成天下皆知的恐怖攻擊，吶喊：大家要團結！"我們的" 民主自由與人權遭到攻擊了！ <text:line-break/><text:line-break/>大家被洗腦洗成如此腦殘，若說我不怪你們，其實也不是我心裏真正的想法。在網路出現之前，資訊非常難以取得，幾乎是零。在那種狀況下，被矇蔽是完全可以想像的。 <text:line-break/><text:line-break/>但是，這年頭你如果想了解某種議題或某種事實真相，資訊來源卻相對豐富許多，洗腦理當更加困難千百倍才對，但事實上卻剛好相反，洗得比以往還更加徹底，更加荒謬，更加黑白顛倒，更加顛撲不破，難以動搖。 <text:line-break/><text:line-break/>記得念高中時，經常在台北火車站附近看到賣美國的 "時代周刊" 的攤販。這是一本爛到爆的雜誌，但它卻極為主流，但依然難逃被剪得支離破碎的命運，更不用說其它言論了。 <text:line-break/><text:line-break/>待一本一本剪完之後，才能上架販賣。雜誌中只要有對岸人員的照片出現，就必須往人頭照上蓋一個紅色的大印章，寫個 "匪" 字，或是直接鏤空剪掉，然後才能販賣。一切資訊可說封鎖得完全密不通風。在這種情況下，你自然不可能知道美國在世界上到處侵略掠奪、屠殺千百萬人的基本事實。 <text:line-break/><text:line-break/>現在是網路世界，資訊管道非常多，人們卻比過去更加愚蠢而荒唐，於是我難免還是會想到一個可能性，那就是 "智商"，或者正確地說，一種含著理性成份的智慧能力。講個極端的例子，比方說，你能想像一個傻乎乎被洗腦的Noam Chomsky嗎？你能想像一個面目模糊、拿香跟拜的羅素或維根斯坦嗎？ <text:line-break/><text:line-break/>我不是說我們必須跟他們一樣聰慧，而是說，如果你無法想像他們被洗腦洗成大腸花，那其實或多或少是因為你認知到：他們的智能足以抵禦鋪天蓋地的洗腦世界。 <text:line-break/><text:line-break/>反之，一個人如果傻傻的、理解能力不是很好呢，當他變成大腸花，你也就不會感到訝異了，你會覺得那是理所當然的事。 <text:line-break/><text:line-break/>羅素常感嘆人們的智能問題，他認為這才是世界種種問題的根源，誠哉斯言。一大群腦殘，佔有某種人口的絕對多數，誰控制了這群人，誰就是這世界的王，黑的能說成白，人渣能說成神，反之亦然，白白布硬是可以把你染到黑。 <text:line-break/><text:line-break/>至於中天新聞或中視，肯定是這島上碩果僅存的一點真實聲音了，其它99.999% 是綠到化膿流汁的黑心媒體。我特別愛看幽默才女平秀琳主持的新聞深喉嚨，歡迎大家每天準時收看哦。 <text:line-break/><text:line-break/>睽違三十年，最近有事回到高醫，帶著小孩在校園裏走著，小孩興奮地問東問西： "把拔你的教室在哪？" "這一棟是什麼？"、"那一棟是什麼？"當我們走到以前的學生餐廳那個地方時，我幾乎都快認不出來了，景物已非，人物依舊，一模一樣的戲碼仍然上演，而且還加碼演出，比過往還更荒謬。 <text:line-break/><text:line-break/>這故事講好多遍了，但我不打算對小孩講這些她不可能理解的事情。差不多是三十六年前，我自己寫黨外傳單，自己一個人散發，地點就在高醫的學生餐廳裏面。我逐桌散發，逐桌遭到同學怒罵，叫我 "敗類滾出校園"，"不要污染校園" 等等。 <text:line-break/><text:line-break/>突然，背後感到一陣劇痛，有個學生拿碗熱湯，在我背後往我脖子整碗淋下去，非常痛。那不光是熱湯，而且還有菜葉豆腐等等，很狼狽。讓我印象特別深的是，整個餐廳竟然爆出歡呼聲，有一些人還拿筷子敲桌作樂，非常興奮。至於拿熱湯淋我的那個學生，則是慢條斯理走回座椅上，嘴角一副光榮的微笑。 <text:line-break/><text:line-break/>黨外十年生涯中，什麼樣可怕的遭遇沒遇過？這只是微不足道的一件小事，但不知道為什麼，卻記得特別清楚，恍如昨日。老實說，這事，或者說那突如其來的劇痛與狼狽，似乎讓我體會了一種感覺，那就是憐憫。你我都需要這東西，即便敵人也不例外。 <text:line-break/><text:line-break/>希望有一天，公義普及世上，但我更希望，當那一天到來時，就像莎士比亞的句子所說，Let mercy season justice，讓憐憫來滋潤所謂正義。 <text:line-break/><text:line-break/>=============== <text:line-break/>【網讚：台灣有救了】 <text:line-break/><text:line-break/>4千台大生同意校內餐廳「禁播」中天新聞，用遙控器反制假新聞 <text:line-break/><text:line-break/>2019/03/26 <text:line-break/>中央社 <text:line-break/><text:line-break/>《中天新聞》在去年九合一選舉時，播出「陳其邁回防大旗美」的 報導 ，把「大家沒離開」的台語，報導為「大家麥（不要）離開」，經查證後不僅不承認，還辯「事實就是事實」。而今年 3 月 16 日立委補選前，也曾報導不實的「農民文旦丟水庫」的 新聞 ，一度讓台南綠營鐵票區陷入白熱化。 <text:line-break/><text:line-break/>而為了抵制不實的新聞內容，台灣大學的學生在《NTU 台大學生交流板》，以「學生會應積極要求校內各餐廳，不得以餐廳電視機播放中天新聞台」為題，發起票選活動，至今有近 4000 名台大學生支持，讓網友 讚 ：台灣有救了！另外，也傳出政大學生看不下去，上臉書呼籲同學們一起搶回遙控器反制假新聞。 <text:line-break/><text:line-break/>台大學生會和餐廳達成共識，讓學生可以自由選擇收看的頻道 。截至晚間 9 時，記者多次訪問中天，仍暫時無法取得中天回應。</text:p>
      <text:p text:style-name="P1">陳真   |  2019.03.26 17:24   |   <text:a xlink:type="simple" xlink:href="http://palinfo.habago.org/Entry?Command=Information_PrintForum&amp;iPage=29#FORUM37295"><text:span text:style-name="T1">#</text:span></text:a></text:p>
      <text:p text:style-name="P3">7. 戰爭從未停過 <text:line-break/><text:line-break/>宣傳戰，就是戰爭的一環，事實上，戰爭早已開始，從未停過，並日益惡化，無所不用其極。如此明顯而明目張膽的事實，我居然花了很多年的時間才看清這一切，有些時候我真是很懷疑自己的智商。 <text:line-break/><text:line-break/>CIA 的尾巴團體 "無國界記者組織" (RSF)，這些年非常積極在島內及全世界各地從事造謠抹黑祖國等工作，幾乎到了一種語無倫次喪心病狂的地步，許多時候我真不敢相信自己的眼睛，x它媽的這麼低能、離譜的一大堆鬼話謊話居然也能說得震天價響，真是瞎掰無國界。不信請看文末報導，是最近的熱門新聞，人渣黨為此一片歡欣鼓舞。 <text:line-break/><text:line-break/>很多年前，這個瞎掰無國界組織還沒有太離譜時，我還曾在報紙上寫過幾篇文章，引用了這個 CIA 尾巴團體的死亡記者人數資料，但事後一直很擔心會有人被我誤導，誤以為這是一個正直的國際人權團體，其實完全不是，它不折不扣就是附屬CIA 的組織，打著言論自由、保障人權的旗號，旨在顛覆他國政府，製造它國動亂。特別是在島內，瞎掰無國界組織夥同人渣黨，聯手出擊，捍衛瞎掰抹黑的自由，捍衛造謠顛覆的權利。 <text:line-break/><text:line-break/>我知道，我講這些在島內沒幾個人會信。講出事實很容易，但是要讓腦袋進水的人看清事實卻很難。這我不怪你們，因為我也曾經腦袋壞掉過，以為西方真的信奉什麼人權與自由，原來是針對祖國及所有異己的一場醜陋血腥無恥下流的戰爭。 <text:line-break/><text:line-break/>至於這個下三濫的瞎掰無國界人渣記者組織，以後有機會我再多寫。 <text:line-break/><text:line-break/>=============== <text:line-break/>【台灣是中國假消息箭靶】無國界記者高調曝光：台「旺旺中時媒體」與中共關係多親密 <text:line-break/><text:line-break/>2019/03/26 <text:line-break/>中央社 <text:line-break/><text:line-break/>無國界記者組織近期發表一份報告，揭露中共如何影響全球新聞媒體。報告提到，中國對全世界的政治宣傳工具高達 23 種，目前東南亞的柬埔寨媒體甚至已完全中國化，身為全球最大的記者監獄，中國還時常施壓各國媒體，必須刪除「傷害14億中國人感情」的內容。 <text:line-break/><text:line-break/>更重要的是，無國界記者直指台灣是中國不實資訊主要操作目標，還提及旺旺中時媒體集團與中共的親密關係，究竟，這些親中勢力又是如何影響台灣媒體的呢？ <text:line-break/><text:line-break/>無國界記者組織今天發布「中國追求的世界傳媒新秩序」報告，探究北京政府控制境外資訊策略，其中指台灣一直是中國不實資訊主要操作目標，並提及旺旺中時媒體集團及外交官之死。 <text:line-break/><text:line-break/>無國界記者組織大動作報導，要民主國家奮力抵抗 <text:line-break/><text:line-break/>無國界記者組織（Reporters Without Borders，簡稱 RSF）今天發表「中國追求的世界傳媒新秩序」報告，以中文、英文、法文版本闡述 北京政權過去十年中，如何在世界各地媒體施展影響力，包括將電視廣播系統現代化、向國際媒體大量購買廣告、滲透外國媒體，同時採取勒索、恫嚇和騷擾等手段，對世界的新聞自由已然造成威脅。 <text:line-break/><text:line-break/>無國界記者組織秘書長德洛瓦（Christophe Deloire）表示，根據北京政權的精神，記者不是抗衡的力量，而是國家的宣傳服務，「如果民主國家不抵抗，中國會強加他的觀點和宣傳，對新聞和民主形成威脅」。 <text:line-break/><text:line-break/>在無國界記者組織發布的 2018 年世界新聞自由指數中，中國在 180 個國家或地區中排名第 176 名。RSF 表示， 北京政府致力把國家影響力拓展到國界之外，強加其「意識形態正確」，並意圖阻止來自國內外的各項批評。 <text:line-break/><text:line-break/>RSF 表示，北京政府還輸出其審查和監控工具，包括搜索引擎「百度」和即時通訊軟體「微信」，並鼓勵集權國家複製，這項策略在東南亞特別見效；至於海外華語媒體，許多曾批評北京政府的媒體已被收買，成為中國共產黨宣傳的一環。 <text:line-break/><text:line-break/>RSF 並指出，北京以恐嚇和暴力阻止異議者，從自由撰稿人到主流媒體、出版社到社群媒體平台，這隻「看不見的手」可能伸入新聞產製的任何環節，而報告中也提及北京政府如何影響台灣媒體。 <text:line-break/><text:line-break/>中共如何將手「伸進」台灣媒體，影響閱聽人 <text:line-break/><text:line-break/>RSF 提到，台灣的「中國時報」2008 年被親中的「旺旺集團」收購後，徹底改變編輯路線 ，而旺旺集團董事長是台灣人蔡衍明，「他從不掩飾自己對北京政權的好感，以及改變中國時報路線的意願」；此外， 蔡衍明 2018 年曾率團到北京參觀幾家中國媒體，並與全國政協主席汪洋會面，與中國國家主席習近平關係密切。 <text:line-break/><text:line-break/>另一方面，RSF 也指出，台灣一直是中國不實資訊的主要操作標的，並提到 台灣駐大阪外交官蘇啓誠自殺身亡的原因，似乎與北京政府扮演「謠言的肇始者」有關 ，進行一場「巧妙安排並且極為有效的不實資訊戰」。 <text:line-break/><text:line-break/>RSF 表示，台灣政府雖在事後釐清，這個謠言是由位於中國的「內容農場」流出，之後在中國的宣傳媒體包括「環球時報」與「觀察者網」，以及在台灣的社群討論版 PTT 上大肆流通，而台灣媒體也在未經核實的情形下，大量轉載這則流言，讓不實資訊不斷被擴散。 <text:line-break/><text:line-break/>============= <text:line-break/>中國正在入侵全球媒體！大撒幣投資外媒、買業配…無國界記者組織警告：是所有民主國家危機 <text:line-break/><text:line-break/>中央社 2019-03-26 <text:line-break/><text:line-break/>中國勢力正在深入全球媒體，是民主國家都要注意的事。（圖/Tomas Roggero@flickr） <text:line-break/><text:line-break/>監督全球新聞自由的無國界記者組織（RSF）今天發布報告警告，中國正試圖建立「世界媒體新秩序」，來預防和反駁批評。這對全球新聞自由構成威脅，他們呼籲民主國家起而反抗。 <text:line-break/><text:line-break/>法新社報導，中共當局嚴格控制民眾取得資訊管道，包括透過「防火長城」封鎖國家視為不適當的網站和內容。如今北京控管資訊的企圖，不只限在中國境內。 <text:line-break/><text:line-break/>無國界記者組織表示，北京正對其他國家「輸出」審查和控制資訊的方法。報告寫道：「中國透過大使館和宣傳中國文化及語言的孔子學院網絡，毫不遲疑利用騷擾和威嚇手段，強推認為『意識形態正確』的用字，並掩蓋歷史上較黑暗的篇章。」 <text:line-break/><text:line-break/>無國界記者組織還說，北京以各種方式將影響力延伸到國界以外，包括「撒錢提升國際電視傳播設備、投資國外媒體平台、在國際媒體大買廣告，和邀請全球各地記者訪問中國，所有費用全由北京買單」。 <text:line-break/><text:line-break/>報告並詳述無國界記者組織稱為「特洛伊木馬政策」的中國策略，即定期在有聲望的國際報紙買業配廣告，包括美國的「華爾街日報」（The Wall StreetJournal）、法國的「費加洛報」（Le Figaro）和英國的「每日電訊報」（Daily Telegraph）。 <text:line-break/><text:line-break/>無國界記者組織表示，這些業配文完全由中國國有媒體的團隊撰寫，目的為了對外國讀者傳達中國官方的訊息。 <text:line-break/><text:line-break/>無國界記者組織東亞辦事處執行長艾瑋昂（CedricAlviani）指出：「中國當局在全球推廣的世界媒體新秩序違反新聞學。這種新秩序下的記者不為公民服務，而是為了國家工作。」 <text:line-break/><text:line-break/>無國界記者組織的報告又說，中國的行動「不僅對媒體，也對民主國家構成直接威脅」。 <text:line-break/><text:line-break/>無國界記者組織秘書長德洛瓦（ChristopheDeloire）發布聲明表示，他希望這份報告有助刺激其他國家採取因應行動。 <text:line-break/><text:line-break/>他說：「若民主國家不反抗，『中國式』的宣傳將一步步侵入全球媒體，並和我們所認知的新聞事業競爭。」</text:p>
      <text:p text:style-name="P1">鄭豐遠   |  2019.03.25 21:08   |   <text:a xlink:type="simple" xlink:href="http://palinfo.habago.org/Entry?Command=Information_PrintForum&amp;iPage=29#FORUM37294"><text:span text:style-name="T1">#</text:span></text:a></text:p>
      <text:p text:style-name="P2">我的人生若用要兩個字來概括，那大概就是悔恨。其中最後悔的一件事就是沒有把台語學好。我上小學和初中時，講台語是要罰錢的，在當時那樣的一種教育環境下，家長或是小孩若不是有很強的個性，其實語言重要的一個發展期就會從此錯失了。我家是本省人，但我爸爸是國文和中國歷史老師 (這裡說的國文當然是指漢語北京話)，他沒有強迫我說台語也是能理解的，但我其實是有很多機會可以學台語的，因為我小時候和爺爺奶奶很親，但他們不會說國語，只會說古早的澎湖式台語 (我們叫海口腔)，我若願意學，台語理應不會是現在這種糟糕的水平。 <text:line-break/><text:line-break/>我能理解本省人對外省人的仇視心理，直到今日，一些本省親友仍然因為我不高的台語水平 (或說太高的國語水平和思維) 把我視為一種”異己”，甚至時時散發出敵意。不過這不是我後悔的原因，我後悔純綷是出於一種文化和情感上、個人發展完整性上的理由。 <text:line-break/><text:line-break/>我能理解這樣一種仇視心理，但把過去十幾年來台灣人對大陸人的的低貶和敵視和醜化，以及現在隨之而來的對岸的反撲，一筆算到國民黨頭上，會不會有點太簡化了? (陳真前一篇是這個意思嗎? 不知道我有沒有理解錯) <text:line-break/><text:line-break/>冤有頭債有主是沒錯，不過這裡頭最可惡的應該還是所謂民進黨，也包括腦袋不清的台灣人自己。最明顯的就是過去十幾年來全島內反中反華，是不分本身外省的，特別是年輕一代，哪個不是綠的? 哪個不仇視中國大陸及中國人? 哪怕他/她壓根兒就沒去過中國，沒和大陸人交往過，更沒花過一秒鐘去了解大陸。 <text:line-break/><text:line-break/>本省人和外省人對立的那個年代，相較於外省人，本省人對大陸人其實是沒什麼想法的，甚至因為國民黨和共產黨的敵對 (稱對岸及大陸人為共匪)，有些本省人對大陸人說不定還更有好感。在這樣一種時代前提下，時至後來竟然演變成全面對”國民黨=外省人=大陸人”無差別的仇恨和反感，純綷是一種綠色人為操弄下的結果，這筆帳並不能通通算在國民黨頭上。 <text:line-break/><text:line-break/>本省人喜歡用台語給人起綽號，比如我小時候家裡附近的小混混就叫我”眼鏡仔”。當時本省人叫外省人”老芋仔” (芋仔是芋頭的意思)，後來兩岸開始互通，大陸人可以來台灣了，本省人就稱其”阿六仔”(阿陸仔)。到後來全面仇中後講得就更難聽了，乾脆在前面加個”死”字，也就是”死阿六仔”，還用數字簡稱之，謂之 426。 <text:line-break/><text:line-break/>民進黨利用國民黨種下的因，把對外省籍的恨悄悄全面擴散到整個對岸 (這從在台灣如果外省人講點對綠色不敬的話，就會被砲轟”滾回大陸去”就可以看得出來)，彷彿幾十年來的各種對立和矛盾被化約成”本省人 vs 大陸人(以及同一掛的外省人)”，進而被順理成章推導成”台灣人 vs 中國人”的矛盾，於是台灣在這種”邏輯”之下就被巧妙地被與中國切割開了，本省人竟也順理成章成了台灣人的代表。媽的這是什麼道理? 本省人或外省人，只要是漢人哪個人不是從中國來的? 除了台灣原住民，哪一個漢人能真的自稱是真正的台灣人呢? (澳洲也是同理，除了澳洲原住民，哪個人能真的自稱是澳洲人? 每當我聽到這些英國移民來的白人整天叫人滾回自己的國家，我心裡就有鼓氣。題外話) <text:line-break/><text:line-break/>這兩天有兩件事很讓我感動。第一是終於看了新喜劇之王，鈺錠看得一臉沉甸甸的，似乎有點笑不出來，不過我知道她同樣被其感動。昨天半夢半醒，也不知道是夢到還是想到周星馳，我就想著如果周星馳來了澳洲玩，和我在路上巧遇，我說不定可以成為他的好朋友，我們的友情說不定能成為另一段佳話。而他說不定也會知道，他的電影不只帶給了我滿腹笑聲，更在某個時刻在我心上劃下了永遠無法癒合的傷痕。 <text:line-break/><text:line-break/>另一件讓我感動的事是我偶然看到了一個大陸年輕人在 Youtube 分享他到台灣遊玩的種種經歷，很純樸率直的一個人 (名字叫張西西)。我很訝異一個內地年輕人竟然對候孝賢、陳松勇和台灣早年的流行文化如數家珍。這顯然是一個很愛看電影的人。我更訝異的是他的影片底下的留言基本全是台灣人，而且一面倒地讚美，甚至有人願意免費供他食宿、接送和禮物的。我從十年前就不曾見過哪個大陸同胞提到台灣的影片沒被台灣人和大陸人彼此充滿政治仇恨的口水給淹沒。這可以說是一個奇蹟了。隨手貼幾個他的影片如下。 <text:line-break/><text:line-break/>張西西只是一個普通人，而台灣和大陸住著千千萬萬這樣的普通人。很顯然，人的心和這個世界仍然是美好的，你給他真誠的、善和美的東西，他就會給予善和美的回報。也只有這些，才有救贖的力量。 <text:line-break/><text:line-break/>大陆聊台湾08：我在台北车站流下眼泪 <text:line-break/>https://www.youtube.com/watch?v=Rg9fgSI6LCk <text:line-break/><text:line-break/>大陆聊台湾02：我最喜欢的城市是台南 <text:line-break/>https://www.youtube.com/watch?v=cRjQu7Ls_Rw <text:line-break/><text:line-break/>大陆聊台湾04/05：因为韩国瑜，我去了两次高雄 <text:line-break/>https://www.youtube.com/watch?v=8wR0dk1N13Q <text:line-break/>https://www.youtube.com/watch?v=6frAUSVbnrc <text:line-break/><text:line-break/>大陆聊台湾01：我喜欢台湾电影院的七个优点 <text:line-break/>https://www.youtube.com/watch?v=JcGpBcCzTpA </text:p>
      <text:p text:style-name="P1">陳真   |  2019.03.25 20:40   |   <text:a xlink:type="simple" xlink:href="http://palinfo.habago.org/Entry?Command=Information_PrintForum&amp;iPage=29#FORUM37293"><text:span text:style-name="T1">#</text:span></text:a></text:p>
      <text:p text:style-name="P3">人渣黨底下有許多雜碎黨，包括什麼時力黨、社民黨、基進黨等等等，族繁不及備載。台灣不知道幾時才能擺脫這些人渣的折磨。 <text:line-break/><text:line-break/>陳真 <text:line-break/><text:line-break/>================ <text:line-break/>韓國瑜見國台辦高幹 基進黨嗆：台奸！站在主權對立面 <text:line-break/><text:line-break/>民視 2019. 03. 25.</text:p>
      <text:p text:style-name="P4"/>
      <text:p text:style-name="P1">陳真   |  2019.03.25 20:31   |   <text:a xlink:type="simple" xlink:href="http://palinfo.habago.org/Entry?Command=Information_PrintForum&amp;iPage=30#FORUM37292"><text:span text:style-name="T1">#</text:span></text:a></text:p>
      <text:p text:style-name="P3">韓國瑜太棒了！！一般政治人物總是一副窩囊猥瑣樣。韓不會。他像個好漢。 <text:line-break/><text:line-break/>陳真 <text:line-break/><text:line-break/>============== <text:line-break/>深圳會劉結一 韓國瑜：我強烈支持九二共識 <text:line-break/><text:line-break/>The Central News Agency 中央通訊社 <text:line-break/><text:line-break/>2019年3月25日 <text:line-break/><text:line-break/>（中央社記者張謙深圳25日電）國台辦主任劉結一下午在深圳與高雄市長韓國瑜會晤，除提兩岸一家親，還強調「習五條」為兩岸發展指明前進方向；韓國瑜則說，真人面前不說假話，「我強烈支持九二共識」。 <text:line-break/><text:line-break/>會晤開始，劉結一首先致詞說，韓國瑜市長為了高雄鄉親的福祉，不辭勞苦、辛勤工作，令人感動，取得了豐碩的成果，也給高雄鄉親帶來扎扎實實與巨大的利益和實惠。 <text:line-break/><text:line-break/>他表示，「我們會繼續貫徹以人民為中心的發展理念，為廣大台胞做好事、辦實事、為廣大台胞推出更多的惠台利民的措施」。 <text:line-break/><text:line-break/>劉結一說：「今年初習近平總書記在紀念告台灣同胞書發表405週年會上發表重要講話（習五條），為兩岸關係發展指明前進方向，我們會團結廣大台灣同胞，共同堅持九二共識，反對台獨，推動兩岸關係走進走實走好，沿著正確的方向持續向前邁進」。 <text:line-break/><text:line-break/>韓國瑜隨後致詞時，先感謝國台辦還有各級台辦，對台商、台幹、台商、配偶等的幫忙與照顧；並指出，此行目標是多交朋友、做生意、留下良好的情感交流。 <text:line-break/><text:line-break/>他重申說，「我在台灣2018年選舉就大聲疾呼，投票之前我就講了，我強烈支持九二共識，這是海峽兩岸的交往定海神針，確定有了九二共識之後，兩岸和平的交往，和平的往來，不管是文化、經濟、體育各方面的交流能夠很順暢」。 <text:line-break/><text:line-break/>韓國瑜又再強調說：「今天見到劉主任，我還是一樣重申，真人面前不說假話，我一直都堅持九二共識，我覺得這個是非常重要的，所以我再重申一遍」。（編輯：林克倫）1080325</text:p>
      <text:p text:style-name="P1">陳真   |  2019.03.24 14:29   |   <text:a xlink:type="simple" xlink:href="http://palinfo.habago.org/Entry?Command=Information_PrintForum&amp;iPage=30#FORUM37290"><text:span text:style-name="T1">#</text:span></text:a></text:p>
      <text:p text:style-name="P2">6.1. 同胞 <text:line-break/><text:line-break/>憑心而論，美國在過去有功於台灣。在美國庇護下，台灣免去了祖國動蕩歲月(例如文革與韓戰等等)，獨自過了很長一段太平日，經濟富裕，生活相對安定。在這意義上，國民黨同樣有著一份功勞。 <text:line-break/><text:line-break/>但是，很多台灣人至今痛恨國民黨，認為它代表外省人的利益。為什麼呢？這只是民進黨的族群挑撥結果嗎？當然不是。只要年紀在四十幾歲以上的台灣人，相信都曾經被長輩再三告誡遠離外省人，乃至對之帶著很強的敵意；婚友關係只要一扯上是外省人，經常就得鬧家庭革命，甚至得殉情。 <text:line-break/><text:line-break/>說起舊國民黨以 "高級外省人" 之姿糟蹋台灣人，真是惡行昭彰，罄竹難書，從禁止說台語、醜化一切與台灣有關的人事物、阻礙其公平發展到羞辱醜化台灣人為低等族群等等等，幾乎是從骨子裏方方面面完全否定台灣人的基本人格與尊嚴。久而久之，台灣人能不恨嗎？經濟再好也沒用，這個仇這份傷有多深，報應就會有多深。不應一概倒果為因，把受害者的反撲，全視為問題來源。 <text:line-break/><text:line-break/>我從小的第一志願是當農夫，走入山林田野；不喜公眾事務，不喜接觸人群。沒想到，後來卻成為黨外亡命之徒。原因有二，一是因為兒童；我總希望下一代能有一個比較好的生活環境。二是路見不平，實在看不慣國民黨之作威作福，蹧踏台灣人。 <text:line-break/><text:line-break/>同理，我並非要以此為例直接套用在新疆問題上，而只是想以此為鑑：既然嘴裏說是同胞，就應裏外一致地、不帶條件地善待彼此。利益並不能擺平一切，尊重與尊嚴、把人當人看其實還是最根本的相處之道。 <text:line-break/><text:line-break/>別說新疆，光說台灣就好。許多時候，你看一些什麼解放軍將領或什麼學者之類，講起台灣的那種嘴臉，有一點尊重嗎？你覺得他們還把你當人看嗎？我不是說絕不能主張武統，而是說，即便有人真的主張武力統一台灣，那他也應該要明白自己講的不是別的，而是同胞的千萬條人命，一定要講得如此張揚跋扈得意非凡嗎？敵人的命尚且是命，何況同胞。 <text:line-break/><text:line-break/>對岸社會氛圍，效益主義及實用色彩很強，凡事打算盤，分析利害得失，做為行事準則，彷彿唯有肉眼可見才是實質存在。但我想說的是，有些東西恰恰落在算盤之外，難以量化，不可捉摸，但它卻無比重要。</text:p>
      <text:p text:style-name="P1">陳真   |  2019.03.20 11:34   |   <text:a xlink:type="simple" xlink:href="http://palinfo.habago.org/Entry?Command=Information_PrintForum&amp;iPage=30#FORUM37289"><text:span text:style-name="T1">#</text:span></text:a></text:p>
      <text:p text:style-name="P3">6. 非我族類？ <text:line-break/><text:line-break/>前天的英國媒體 "每日郵報"，有一篇有關澳洲原住民小孩不斷飆高的自殺率。一位研究自殺的著名學者形容這是一場 "人道危機"。報導指出，最近大約一個多月，一連有九個澳洲原住民小孩陸續自殺，其中幾位年紀在12歲至15歲之間，也就是差不多國小到國中這個階段。我想，該不會有人單純到以為這只是一種個人心理現象吧。這其實就如同台灣數萬雛妓為何相當高比例是原住民小孩一樣，這不是個人問題，而是政治問題，也就是少數族群或弱勢族群在政策上與社會處境上的問題。 <text:line-break/><text:line-break/>30年前(1989年)的 3月 29號，我創辦台灣第一個兒童福利團體，叫做台灣兒童福利協進會，一百多位會員。幾天後，4月4日兒童節，在當年 "偶語棄市、文字成獄" 的政治高壓下，我更發動一場史無前例的示威遊行，五十多名婦女小孩從高雄市文化中心一路走到高雄市政府，要求提高中央兒童福利預算及開辦重症兒童免費醫療，引發政治上的軒然大波，新聞不斷，長達數月。 <text:line-break/><text:line-break/>結局是：學姐高二被退學，而我則是以叛亂罪移送法辦， "提倡兒童人權" 變成我陰謀顛覆政府的無數叛國罪證之一；情治單位視我這個兒福團體如寇讎，高雄市警方幾位警官，更是像黑道一樣，經常半夜不睡覺，裝神弄鬼打電話給我 (我認得出他們的聲音)，一會兒要我好看，一會兒要我出門走路小心，一會破口大罵，滿口髒話。至於檯面下的各方陰暗手段，更是寫來滿紙齷齪。 <text:line-break/><text:line-break/>至於媒體，動不動就報導說我這個兒福團體 "不單純"，"成員複雜" (裏頭一些黨外同志十多年後變成綠營高官與民代)，"懷有政治動機" 等等，說我用政治污染 "單純的" 兒童福利問題，指控我把兒童福利的愛心問題導向一種人權問題，甚至導向政治。在當年，"人權" 這兩個字是犯大忌的，我提出 "兒童人權" 這四個字，更是連黨外同志們都覺得我思想太偏激，幾乎每個人都說，"兒童哪來什麼人權？" 媒體 (例如民生報、中國時報) 嘲諷羞辱之餘，還對我們提出 "建言" 說，我們既然關心兒童，那就應該利用假日到育幼院抱抱小孩，買玩具給他們，發揮愛心陪他們玩，為何要指向兒童社會政策？為何要指向原住民問題？這若不是存心顛覆政府，背叛國家，又是何種居心？ <text:line-break/><text:line-break/>當然，我們的努力還是有點成果，比方說中央與地方兒童預算編列與支出旋即提高了十幾倍。一兩年後，國民黨為了阻止我們立案成為全國性團體 (根據什麼動員戡亂時期人民團體組織法，同一性質的全國性團體只能有一個)，趕緊找來一些名人及國民黨民代，成立了現在這個 "兒童福利聯盟"。 <text:line-break/><text:line-break/>創辦 "台灣兒童福利協進會" 這事讓我個人與家庭付出很大代價，箇中痛苦，不說也罷。我想說的是，從現在的眼光來看，你也許會覺得當時人們的這些反應或指控很荒謬；兒童福利與人權問題，特別是原住民的各種兒童問題，當然是一種政治與政策問題，這有什麼好奇怪？可是，事實上，類似的去政治與去社會心態，恐怕多多少少還是存在，特別是當它涉及少數族群或弱勢族群時，更是如此。 <text:line-break/><text:line-break/>多數或強勢一方，不但很容易忽略 (或根本沒興趣去理解) 少數或弱勢一方的利益與感受，並且動輒加以污名化，乃至倒因為果，把受壓迫者視為麻煩的製造者、加害者或恐怖份子，把結構性問題扭曲矮化成彷彿只是一種不良個人或不良宗教、不良族群的問題，例如過去台灣社會一談起雛妓或娼妓問題，甚至會說裏頭之所以有很多原住民，那是因為原住民缺乏貞操觀念，缺乏道德感。 <text:line-break/><text:line-break/>我曾讀到一位作者叫張育軒的文章，文章標題是 "恐怖攻擊造成的死傷大部分不在西方國家，為什麼我們卻只關心歐洲人？"，裏頭提到說，"一名研究人員訪問澳洲媒體一名編輯 。在澳洲，如果凶殺案之後發現跟原住民有關，討論熱度便會大幅下降。" 為什麼會這樣呢？因為 "非我族類"，死活是你家的事。許多時候，我們甚至並沒有把別人當人看。西方人對待 "非我族類"，心態上便是如此，甚且極其有意地加以進行政治操弄，藉以謀利。比方說，全球有十五億個穆斯林人口，裏頭有幾個人行使暴力？根本微乎其微，但是主流媒體卻能把整個族群、整個宗教給妖魔化。 <text:line-break/><text:line-break/>寫一堆，我很想說的一點是：祖國應該善待他人，更應善待自己同胞，特別是少數族群，越是弱勢，就越應該得到更好的待遇，而非學西方社會那一套弱肉強食。 <text:line-break/><text:line-break/>台灣今天之所以仍然受到祖國的百般呵護，其實多少還是因為台灣並不是那麼弱。否則，我看對岸老早就換成另一副頤指氣使的嘴臉了。對於外來敵人例如美國與日本的滲透與煽動作亂，對此我自然一清二楚，但是，對於自己人，對於所謂同胞，應該還是要善待，畢竟我們不是敵人。法律應該阻止某些行為，但是，不要牽連無辜，不要無限上綱，不要把批評視為敵意的特徵，不要以為拳頭或黑牢可以迅速解決問題。 <text:line-break/><text:line-break/>7. 待續</text:p>
      <text:p text:style-name="P1">洋洋   |  2019.03.19 22:24   |   <text:a xlink:type="simple" xlink:href="http://palinfo.habago.org/Entry?Command=Information_PrintForum&amp;iPage=30#FORUM37288"><text:span text:style-name="T1">#</text:span></text:a></text:p>
      <text:p text:style-name="P2">反戰電影---天眼行動『Eye in the Sky』 <text:line-break/>描述一件無人機攻擊事件、一條主線到底，節奏明快，氣氛沉重揪心，這顆炸彈該不該丟下?誰該為誰失去生命而負責？誰又該為這個混亂的世界負責？憑什麼一個人可以決定另一個人的生死? 是誰下的命令?他知道門口還站著一個賣餅的小女孩嗎? <text:line-break/>執行無人機殺人任務的男主瀕臨崩潰，他就是在絕命毒師裡扮演毒師助手的傑JEFF，演技同樣出彩。 <text:line-break/></text:p>
      <text:p text:style-name="P1">邹子恒   |  2019.03.19 21:44   |   <text:a xlink:type="simple" xlink:href="http://palinfo.habago.org/Entry?Command=Information_PrintForum&amp;iPage=30#FORUM37287"><text:span text:style-name="T1">#</text:span></text:a></text:p>
      <text:p text:style-name="P3">随着科技的发展，在将来美国的占领区上，不仅仅是无人机，美国大兵也很有可能会被陆战机器人逐渐取代。如果将来美国人有一天会给他们的AI开通“受到威胁时”的杀人权限，我一点不奇怪。至于“捍卫民主自由”，我记得前些年大陆派警察去东南亚抓捕毒贩糯康时应该有过一波抗议了，据说当时国家出于政治上的考量放弃了技术上可行的无人机空袭方案，不过抗议还是“应有尽有”。</text:p>
      <text:p text:style-name="P1">陳真   |  2019.03.19 20:45   |   <text:a xlink:type="simple" xlink:href="http://palinfo.habago.org/Entry?Command=Information_PrintForum&amp;iPage=30#FORUM37286"><text:span text:style-name="T1">#</text:span></text:a></text:p>
      <text:p text:style-name="P2">5.1. 無人機傷亡： <text:line-break/><text:line-break/>不，不是這樣理解資料，"The Bureau of Investigative Journalism" 的計算方法是根據新聞報導來進行實際的死亡個案認定。問題是，僅有極少數的無人機攻擊被媒體報導 (消息大多被封鎖或地處偏遠，根本不會有媒體在場)，遑論一一認定，死亡人數自然會遠低於實際狀況。 <text:line-break/><text:line-break/>其次，你混淆了 "目標對象" 和所謂 "戰鬥人員 "。依你的理解與引用方式，平民死亡率僅有一成多，但事實上卻剛好相反，平民傷亡肯定佔了絕大多數，乃至九成以上。 <text:line-break/><text:line-break/>有個新聞調查網站叫「攔截」（The Intercept），他的編輯叫做 Glenn Greenwald，也就是是先前協助史諾登（Edward Joseph Snowden）揭發美國國家安全局（NSA）秘密監聽計畫的那位記者。2015 年10月15日，「攔截」揭露一份來自美國情治單位內部人員洩露的密件指出： <text:line-break/><text:line-break/>https://theintercept.com/drone-papers/ <text:line-break/><text:line-break/>在2012年1月至2013年2月之間，美國在阿富汗的無人機空襲行動中殺害了兩百多人，其中僅有35人是 "目標對象"。另外，而在一項長達五個多月的無人機攻擊任務中，將近九成的死者並非預定目標。 <text:line-break/><text:line-break/>另外，就連紐約時報都曾報導： <text:line-break/><text:line-break/>https://goo.gl/uEkyAz <text:line-break/><text:line-break/>經常被美國無人機攻擊的巴基斯坦，其國內之人權組織亦曾針對過往三年內的美國無人機轟炸進行統計，一共殺害七百多人，但其中卻只有14個 "目標對象"，命中率僅有百分之二，也就是說其它百分之九十八都是冤死的平民百姓。 <text:line-break/><text:line-break/>你還可以找到更多的調查報告，你可以發現：這樣一種 "寧可錯殺一百，絕不放過一個" 的狀況並非例外，而是例行常態，甚至在執行殺戮行動中，充滿嬉戲胡鬧，完全任意作為。 <text:line-break/><text:line-break/>總的來說，平民傷亡率應在九成以上，至少是佔了絕大多數。 <text:line-break/><text:line-break/>事實上，你所引用的 "The Bureau of Investigative Journalism"，就曾做過一個調查統計，美國從 2004年在巴基斯坦開始進行無人機轟炸，其中有六成以上的轟炸目標是民宅，其中包括學校，一共殺死2379人，但是目標對象卻只有 84人，也就是說，百分之九十六的死者是平民百姓。 <text:line-break/><text:line-break/>就如上面所說，你混淆了 "目標對象" 和所謂 "戰鬥人員 "。"目標對象" 是明確的，但所謂 "戰鬥人員" 則缺乏認知意義。比方說在一個市集裏或社區裏，誰是戰鬥人員？美軍說了算。幾乎所有傷亡者都會被美軍視為 "戰鬥人員" 或所謂 "具有敵意的人員"。但這是鬼扯蛋。他們事實上就是平民。也就是說，所謂 "目標對象" 之外的人，依定義就是平民百姓，因為那不是一種交戰狀態，根本無所謂戰鬥，哪來戰鬥人員？ <text:line-break/><text:line-break/>美軍的無人機攻擊，事實上就是一種隨時隨地都可能出現的無差別轟炸，而且完全不需國防審核，CIA人員說了算，今天想殺誰就殺誰。國際特赦組織及聯合國人權理事會(UNHRC) 多次指控美國涉嫌觸犯戰爭罪。美國政府反駁說，無人機的使用原則 "僅僅針對特定對象進行誅殺"，而且必須是處於一種 "迫在眉睫的安全威脅" 才會發動攻擊，但事實上完全不是這樣。數以萬計的轟炸，無日無之，完全任意作為。特別是歐巴馬這個人渣，為了避免美軍自身的傷亡招來國內輿論批評，於是大量採用無人機攻擊，取代地面傳統戰爭，事實上它就是一種無差別的任意屠殺。 <text:line-break/><text:line-break/>還有就是，美軍至少從2004年開始就採用無人機進行大規模轟炸，殺害成千上萬人，但美國政府卻一再公開否認有此一事，直到2012年才承認。不過，歐巴馬卻撒謊說平民死傷人數 "非常稀少"，並讚揚這是一種 "合法且深具智慧的道德行動"。這些人渣，真是槍斃一萬次都不為過。 <text:line-break/><text:line-break/>國際特赦組織多次指控美國竟然宣稱 "美軍有權在全球任何地方進行無人機轟炸"，並指控多個案例明顯針對平民發動攻擊，觸犯戰爭罪。面對批評，美國一貫的態度是不予理會，要不就是強調自己有權這麼做，甚至一再揚言美國人不受國際法庭規範，倘若有美國人在海外被捕受審，美國將會動用武力把人救出來，並展開報復。 <text:line-break/><text:line-break/>這些事寫不完，忙看診，潦草寫就。待續。 <text:line-break/><text:line-break/>另有一篇三年前的香港中文報導如下： <text:line-break/><text:line-break/>https://hk.thenewslens.com/article/26773 <text:line-break/><text:line-break/>美軍無人機殺死了多少平民？一份不完整的殺戮記錄 <text:line-break/><text:line-break/>The NewsLens 《香港關鍵評論網》 <text:line-break/>2015/10/19 <text:line-break/><text:line-break/>近日美軍關於無人機攻擊的機密文件外洩，在此之前，美軍以反恐之名使用無人機空擊多個地區，已備受批評。多個人權組織先後就此進行調查、發表報告，顯示美軍可能犯下戰爭罪行。 <text:line-break/><text:line-break/>本月15日，以調查報導為主的媒體《攔截》（The Intercept）公佈「無人機報告」，引述來自情報單位的洩密消息，揭開美國攻擊無人機的內幕。 <text:line-break/><text:line-break/>這次洩密的源頭指出，被無人機殺死的人「沒有人權，沒有尊嚴，甚至不被視為人」，又認為美國政府在沒有通知下直接判這些人死刑，從一開始就是錯誤的。 <text:line-break/><text:line-break/>雖然美國政府宣稱使用無人機具正當性，但在是次洩密事件前，美軍以反恐之名以無人機轟炸巴基斯坦、也門等地，早已惡名昭彰。例如美軍曾轟炸救援人員、喪禮（所以近日無國界醫生在阿富汗的醫院被炸，並非美軍首次攻擊救援人員）、婚禮、民居、宗教建築及學校等。 <text:line-break/><text:line-break/>有分析認為，美軍無人機多次殺害平民，其「反恐」計劃反而有利阿蓋達招攬追隨者，因為這些空襲激化也門人對美國的仇恨，令阿蓋達的宣傳更具成效。然而由於美國政府僅以殺死個別目標去衡量成功與否，高層將不會停止用無人機攻擊。 <text:line-break/><text:line-break/>多個人權組織曾譴責美軍使用無人機 <text:line-break/><text:line-break/>聯合國人權理事會（UNHRC）曾發表報告，要求就（主要由美國發動的）無人機殺害平民一事，展開獨立調查。在此之前，聯合國人權理事會特別報告員亦曾批評，美軍使用無人機暗殺挑戰國際法，要求中央情報局（CIA）中止無人機計劃。 <text:line-break/><text:line-break/>國際特赦組織亦曾發表題為《我會是下一個嗎？》（Will I be Next?）的報告，檢視了多宗於巴基斯坦的無人機空襲，發現當中部份非法殺戮可列入法外處決及戰爭罪行。人權監察（Human Right Watch）則就美軍於也門的無人機攻擊進行調查，報告指出美國政府不願承認使用無人機，故拒絕提供任何相關資訊，使戰爭罪行的調查難以開展。</text:p>
      <text:p text:style-name="P1">孫從輔   |  2019.03.19 13:00   |   <text:a xlink:type="simple" xlink:href="http://palinfo.habago.org/Entry?Command=Information_PrintForum&amp;iPage=30#FORUM37285"><text:span text:style-name="T1">#</text:span></text:a></text:p>
      <text:p text:style-name="P3">有關美軍無人機襲擊殺人的數字，可參考 The Bureau of Investigative Journalism 的統計 <text:line-break/>https://www.thebureauinvestigates.com/projects/drone-war <text:line-break/><text:line-break/>自2004年以來 <text:line-break/>已確認襲擊次數 : 至少 6,786 <text:line-break/>總死亡人數：8,459 - 12,105 <text:line-break/>平民死亡人數：769 - 1,725 <text:line-break/>兒童死亡人數：253 - 397 <text:line-break/><text:line-break/>如果對統計數字沒有感覺的話，可看下面一篇關於某個老百姓家庭遭無人機攻擊的報導 (內有受傷兒童照片，不想看的人請勿點進) <text:line-break/><text:line-break/>https://goo.gl/pChv8X</text:p>
      <text:p text:style-name="P1">陳真   |  2019.03.19 10:08   |   <text:a xlink:type="simple" xlink:href="http://palinfo.habago.org/Entry?Command=Information_PrintForum&amp;iPage=30#FORUM37284"><text:span text:style-name="T1">#</text:span></text:a></text:p>
      <text:p text:style-name="P2">5. 制約 <text:line-break/><text:line-break/>大家應該都讀過 "巴夫洛夫的狗" 之實驗吧？透過某種制約，就能讓被操控的動物產生預設反應。狗如此，人也差不多，甚且被制約得更徹底。 <text:line-break/><text:line-break/>比方說，一個人如果每天讀下三濫的骯髒自由時報，當他聽到 "中國" 或"陸客" 或 "中華民族" 等等關鍵詞時，有可能不咬牙切齒以表不屑嗎？同理，一個人活在這世上，每天接受幾乎全數由西方掌控的各方主流媒體的 "燻" 陶，自然也很難逃脫由西方所設定的思維框架與無數謠言。 <text:line-break/><text:line-break/>舉個最平淡的例子，美國每天用無人機四處殺人，死者數以萬計，傷殘者更是不計其數，其中絕大多數 (九成以上) 是全然無辜的平民百姓，而非狙殺對象。於是，成千上萬的家庭就在無可預料中，瞬間灰飛湮滅。攻擊對象包括醫院、教堂、婚禮、喜宴、娃娃車、救護車以及社區大樓等等等，只因為裏頭 "可能" 有反美人士 (統稱恐怖份子)，寧可錯殺一萬，絕不放過一個。 <text:line-break/><text:line-break/>但是，世人卻根本不把這些每天完全肆無忌憚的任意殺戮行為視為恐怖攻擊。為什麼？因為我們都是巴夫洛夫的狗，我們長年以來被制約，只要是西方人幹的事情，統統都是可行的，合理的，文明的，或是不得已的，但若是被妖魔化對象所幹的事，哪怕只是一點點雞毛蒜皮的小事，馬上都能炒作成彷彿什麼罪無可赦的人類慘劇。 <text:line-break/><text:line-break/>當國際人權組織 (例如國際特赦組織) 及聯合國針對美國無人機四處任意屠殺之事提出質疑，或是國際法庭(ICC)企圖調查時，美國便屢次高聲恫嚇，揚言美國人及美軍超脫國際法之上，外人不得干預，否則將給予報復云云。近年甚且揚言，若有美軍或美國人被他國政府或國際法庭逮捕，將動用武力救回。布希說，"我們自己就是抓捕罪犯的專家，因此我們不需要接受國際法庭的約束"。 <text:line-break/><text:line-break/>比起布希，歐巴馬更是特別喜歡使用無人機殺人，每星期至少玩一次無人機殺人遊戲。川普則比較不喜歡花心思在這上頭，於是乾脆進一步授權給 CIA，讓他們得以任意地直接以無人機在全球各地進行殺戮，完全無須經過國防高層的授權與審核，想殺誰就殺誰，愛怎麼殺就怎麼殺，打算殺多少就殺多少，心情好就殺一殺，心情不好就更需要殺一殺，殺人就像打電動一樣任意且兒戲。 <text:line-break/><text:line-break/>就在上上個星期三 (三月六日)，川普更簽署了一項行政命令，撤銷傷亡人數報告，情治單位從此無須再回報無人機究竟殺死多少平民。他人性命，在所謂愛好人權的西方人看來，猶如螻蟻一般。過去幾次面對外界質疑時，美軍將領或情治高層總是輕蔑而不耐煩地回應說："我們對於計算死人數目不感興趣"。 <text:line-break/><text:line-break/>今天，別說用無人機殺死幾萬個老幼婦孺，倘若是中國派出一架無人機到他國領土上殺死僅僅一個人，我保證，馬上會成為國內外頭條新聞，眾人一致譴責，抗議，為死者哀悼等等等。至於島內的人渣黨及其一大票愛好民主自由與人權的文人走狗們，肯定馬上會跳出來 "捍衛人權"，"捍衛民主自由"。 <text:line-break/><text:line-break/>當然，必須釐清的一點是：一般人是被制約，以致於本末倒置，因果顛倒，黑白不分，但是這些 "愛好民主自由" 的人渣政客及其走狗們，卻完完全全是為了私利，故意裝蒜。他們不是不懂，而是根據私利來決定如何 "愛好" 所謂民主自由與人權。 <text:line-break/><text:line-break/>6. 待續</text:p>
      <text:p text:style-name="P1">陳真   |  2019.03.18 01:25   |   <text:a xlink:type="simple" xlink:href="http://palinfo.habago.org/Entry?Command=Information_PrintForum&amp;iPage=30#FORUM37283"><text:span text:style-name="T1">#</text:span></text:a></text:p>
      <text:p text:style-name="P3">(續 2019. 03. 12) <text:line-break/><text:line-break/>4. 建構 <text:line-break/><text:line-break/>有一本科學史的書，書名忘了，只記得開宗明義寫了一句話："疾病不存在，存在的只是概念"。 <text:line-break/><text:line-break/>上個世紀的六零年代，精神醫學特别被挑出來打，打它的科學性，否認精神疾病之本質性。這類說法早已失去說服力，批判者往往是一些對現代科學一無所知的人，以為憂鬱症就只是什麼 "想太多"，以為精神病就是受到什麼 "打擊" 或承受什麼 "壓力"，以為關於兒童的各種精神疾病也只是什麼缺乏愛或什麼另類的才華，甚至胡扯一些無聊低能的陰謀論。 <text:line-break/><text:line-break/>事實上，病就是病。但這並不意味著疾病就像長在樹上的水果那樣 "天然存在"。問題是，如果你要否認精神疾病的本質性，那你得否認 "所有" 疾病的本質性才行，因為精神疾病相較於其它疾病例如癌症，在疾病概念上並沒有比較特別。 <text:line-break/><text:line-break/>我對這類所謂建構與解構科學知識之類的談法，始終感到很厭煩，因為在智性上缺乏吸引力，總感覺就是有點幼稚與無聊。但是，一些自以為具有什麼批判能力的 "進步青年(或中老年)" 卻似乎特別喜歡這類東西，好像如此批判很厲害似的。但我相信，他們如果能夠多充實一點點科學或醫學的知識，也許就不會那麼自滿了。 <text:line-break/><text:line-break/>雖然個性上很不喜歡這類解構來解構去的所謂科技史或科學史，但它依然還是具有一定的應用價值，特別是當它用來理解社會時 (而非僅僅只是用來理解某種科技或科學知識 )。Noam Chomsky有一本書叫Manufacturing Consent (製造共識)，差不多就是這樣一個意思。所謂輿論，聽起來好像是什麼大眾心聲，彷彿是如此自自然然產生的東西，但事實上並非如此。我常把它想像成一種印在會議表單上的 "議程"，哪些東西構成一種 "議案"，哪些東西要端上會議桌，不是一般人說了算，而是會議操盤者來決定，然後透過媒體等 "製造業" 及其御用文人來加工生產，所謂輿論與共識，於焉出爐。 <text:line-break/><text:line-break/>舉個例，台灣從過去到現在以致於到未來，各種政治流程與發展，幾乎就沿著幾個不同的議程與關鍵字在進行，諸如什麼 "安定"、"偏激"、"中華兒女"、"龍的傳人"、"溫和理性"、"社會成本"、"團結"、"民意"、"愛台灣"、"民主自由"、"主權"、"黑箱"、"轉型正義" 等等等，根據操盤者的利益，建構出各種議程與關鍵字。 <text:line-break/><text:line-break/>在國際上來講，除了民主自由與人權這幾個殺人無數的血滴子之外，近二十年來則又特別鼓吹了另外一些關鍵詞，例如無法容忍大家過著幸福美滿生活的 "恐怖份子"、"恐怖主義" 或 "宗教極端份子" 等等，言之鑿鑿，煞有介事，講得好像是一種不知從何而來的恐怖瘟疫，四處襲擊。但是，真實畫面及其來龍去脈，卻遠非如此。 <text:line-break/><text:line-break/>以上是幾天前寫的，寫到這裏就卡住了，不知要從何接著說起，感覺似乎得把幾十年來寫過的東西統統得重新再寫上一遍才行，很累。這種有口難言的困境，始終揮之不去。主流世界瞎掰一套謊言、製造一種共識很容易，但要揭穿它卻很難。這就猶如在三、四十年前或更早之前，當島內絕大多數人信任國民黨是個偉大的世界民主燈塔時，你卻說他根本就是個貪污腐敗無惡不作的土匪黨，你想，即便事實如此清楚，你得費多少唇舌才有可能回答任何一個相關問題？人們會信嗎？很難。大多數人會認為你人格或腦袋有問題。 <text:line-break/><text:line-break/>同理，比方說20年前，當島內絕大多數人擁戴阿扁，說他是什麼偉大的台灣之子、代表著愛、揹負著人民的希望與夢想時，你卻說他是天字第一號大壞蛋，說這個綠油油的黨被一群貪婪無度的猥瑣人渣竄位把持，你想，即便事實如此清楚，你得費多少唇舌才有可能回答任何一個相關問題？人們會信嗎？很難。大多數人會認為你人格或腦袋有問題。 <text:line-break/><text:line-break/>同樣地，半個多世紀來，當人們把什麼民主自由與人權等美麗辭藻和英美西方國家畫上等號，把專制獨裁侵害人權和祖國視為同義詞時，你卻說前者才是比納粹邪惡血腥殘暴數百倍的恐怖大魔頭，而祖國卻是人類得以和平共存與世界和平發展的最大貢獻者，你想，即便事實如此清楚，但你得費多少唇舌才有可能回答任何一個相關問題？人們會信嗎？很難。大多數人會認為你人格或腦袋有問題。 <text:line-break/><text:line-break/>同理，對於所謂恐怖份子或什麼宗教極端份子，乃至於對穆斯林與伊斯蘭世界的無數殺戮與侵略、扭曲與抹黑、誤解與操弄，你該從何說起？一口氣說得完嗎？無言之餘，也許，你不妨可以倒過來想，想一想市面上那些所謂共識或事實，究竟有多少可信度？ <text:line-break/><text:line-break/>我常想到一個我很喜歡的詞叫holism (整體主義)，也許有點用處。這詞相當 Wittgensteinian，簡單這麼說：你不可能點點滴滴、枝枝節節想事情，你得有個決心去質疑自己既有的整個觀念架構才行。因為，唯有挑戰了這個凡事藉以取得意義的 "基礎" 架構，你才有可能在一種新的基礎上 (或說世界觀上)理解事情。 <text:line-break/><text:line-break/>李敖曾經對這樣一種溝通上的困境打了個比方很傳神，他說，你對人們說國民黨很壞，像狼一樣壞。問題是，人們並不是在 "程度上" 不相信國民黨真的像狼那樣壞，而是他根本就不相信世界上有狼這種生物。這等於是從根本上否決了你所說的一切，覺得你可能瘋了。而我要說的 "基礎架構重建"，恰恰就是奉勸人們至少得先相信世界上真的有狼這種生物，進而在某個包含著狼的 "整體架構" 下理解事情，然後你或許就比較有可能不會成為 "共識製造會議" 的一名受害者。 <text:line-break/><text:line-break/>5. (待續)</text:p>
      <text:p text:style-name="P1">洋洋   |  2019.03.17 08:15   |   <text:a xlink:type="simple" xlink:href="http://palinfo.habago.org/Entry?Command=Information_PrintForum&amp;iPage=30#FORUM37282"><text:span text:style-name="T1">#</text:span></text:a></text:p>
      <text:p text:style-name="P2">細思極恐的財富格局——有錢人越來越有錢 <text:line-break/><text:line-break/>1、美國現在前1%的有錢人錢的總和約相等於美國後40%貧窮人錢的總和。 <text:line-break/>2、最有錢的26個人，其財富相等於最窮的36億人的錢加種。 <text:line-break/><text:line-break/>加上時間維度換個角度 <text:line-break/><text:line-break/>2010年，把擁有全球一半財富的有錢人聚一起，共有388人，裝下他們需要一架波音747； <text:line-break/><text:line-break/>2014年，只需要85人，一節火車車廂就夠了； <text:line-break/><text:line-break/>2015年，62人，一輛大巴就行； <text:line-break/><text:line-break/>2017年，8個人，一輛商 <text:line-break/>一輛商務車，全球一半的財富！ <text:line-break/><text:line-break/>也就是說一場車禍意外，有可能讓全球每個人財產增加一倍。 <text:line-break/>' <text:line-break/>不論是資本主義+民主+自由+民粹，還是對岸的精英集中管理+資本主義+社會主義 <text:line-break/>最終不可避免需要一場天翻地覆的動亂...。在財富重分配後，重新尋找答案。然而因為人類的貪婪與自私，結局將是周而復始無限循環向下沉淪。 <text:line-break/>' <text:line-break/>假設某個實驗室用DEEPLEARNING，找出一個最優的政經體制模型，可以讓這世界走向大同。 <text:line-break/>也不可能被自私愚笨的人類接受。 <text:line-break/>' <text:line-break/>選什麼選 ? 選出來的都是蟲子 ! <text:line-break/>----- 我們都是蟲子-----</text:p>
      <text:p text:style-name="P1">孫從輔   |  2019.03.16 14:18   |   <text:a xlink:type="simple" xlink:href="http://palinfo.habago.org/Entry?Command=Information_PrintForum&amp;iPage=30#FORUM37281"><text:span text:style-name="T1">#</text:span></text:a></text:p>
      <text:p text:style-name="P3">看到衛報這個新聞還是有些訝異，不是訝異於美國的作為 (這種沒下限的作為見怪不怪了)，而是訝異於世界上各"主流"媒體面對這種巨大邪惡的"自動沈默"。 如果是中國或是俄羅斯做出同樣的事，大概立馬就上各大版面，被各種新聞人、媒體人、政客、名嘴批成邪惡軸心，人類公敵了。 <text:line-break/><text:line-break/>****** <text:line-break/><text:line-break/>衛報原文： https://goo.gl/f9p2rd <text:line-break/><text:line-break/>試著翻譯如下： <text:line-break/><text:line-break/>美國拒發國際刑事法院成員簽證，使其入境調查涉嫌的戰爭罪行 <text:line-break/><text:line-break/>美國已宣布將撤銷或拒絕國際刑事法院成員的簽證。這些成員正參與調查美軍在阿富汗或其他國家的行為。 <text:line-break/><text:line-break/>美國國務卿 Mike Pompeo 表示，如果戰爭罪法庭繼續對美國或盟軍人員進行任何調查，華盛頓準備採取進一步措施，包括經濟制裁。 <text:line-break/><text:line-break/>“國際刑事法院正在攻擊美國的法治，” Pompeo告訴記者。 “國際刑事法院現在轉彎還不算晚，我們敦促它立即這樣做。” <text:line-break/><text:line-break/>美國從未加入國際刑事法院，檢察官 Fatou Bensouda 於2017年11月要求法官授權對阿富汗境內據稱的戰爭罪開展調查。 <text:line-break/><text:line-break/>自從去年9月白宮威脅要對這個海牙機構進行報復以來，Pompeo 宣布的簽證限制是美國對國際刑事法院採取的第一次具體行動。 <text:line-break/><text:line-break/>他說：“我宣布一項美國的簽證限制政策，對象是那些負責國際刑事法院對美國人的調查的人。” <text:line-break/><text:line-break/>他告訴記者，這包括任何即將或已經採取行動要求調查或更進一步的人。) <text:line-break/><text:line-break/>Pompeo 補充說：“如果你負責國際刑事法院提出的調查，調查和阿富汗局勢有關的美國人員，那麼你不應該認為你將獲得簽證，或者你的既有簽證仍然有效，可讓你被允許進入美國。” <text:line-break/><text:line-break/>國務卿說，調查美國盟友，特別是以色列的相關國際刑事法院人員也會被拒簽。) <text:line-break/><text:line-break/>Pompeo 說政策的“實施”已經開始，但他沒有提供任何細節，理由是簽證申請的機密性。 <text:line-break/><text:line-break/>“這些簽證限制不會是我們努力的終點，”Pompeo 說。 “如果國際刑事法院不改變其路線，我們還準備採取額外措施，包括經濟制裁。” <text:line-break/><text:line-break/>國務卿表示，美國拒絕加入國際刑事法院，“因為其廣泛的不負責任的檢察權”及其對美國國家主權提出的威脅。 <text:line-break/><text:line-break/>他說：“我們決心保護美國和盟國文職人員免於因為捍衛我們偉大國家所採取的行動而受到不公正的起訴。” <text:line-break/><text:line-break/>Pompeo 表示，美國政府有義務保護其公民，並且已經制定程序來處理從事不當行為的美國武裝部隊成員。 <text:line-break/><text:line-break/>“美國政府在可能的情況下對那些應該為國際罪行負責的人採取法律行動，”他補充說，並指出它曾支持起訴在盧旺達、前南斯拉夫，和其他地方的戰爭罪行。 <text:line-break/><text:line-break/>國際刑事法院和人權組織迅速對 Pompeo 的言論作出反應。 <text:line-break/><text:line-break/>國際刑事法院說：“國際刑事法院作為一個法院，將繼續按照其任務規定和法治的總體原則進行獨立工作，不受阻礙。” <text:line-break/><text:line-break/>人權觀察組織的國際司法主任 Richard Dicker 表示，美國的舉動“是赤裸裸地霸凌法官並妨礙阿富汗受害者伸張正義”和“公然蔑視法治”。 <text:line-break/><text:line-break/>開放社會司法倡議組織執行主任 James Goldston 表示，Pompeo 的言論反映了美國行政部門的觀點，即國際法只有在符合美國國家利益的情況下才重要。) <text:line-break/><text:line-break/>Goldston 說：“攻擊國際執法者的作為破壞了全球努力追究那些對酷刑和大規模謀殺等暴行罪行負責的人。” <text:line-break/><text:line-break/>國際刑事法院於2002年根據“羅馬規約”成立，並由123個國家加入。但美國參議院從未批准過加入國際刑事法院的會員資格，唐納德川普的“美國第一” 的行政部門更一直是一個充滿敵意的反對者。 </text:p>
      <text:p text:style-name="P4"/>
      <text:p text:style-name="P1">鄭豐遠   |  2019.03.16 10:03   |   <text:a xlink:type="simple" xlink:href="http://palinfo.habago.org/Entry?Command=Information_PrintForum&amp;iPage=31#FORUM37280"><text:span text:style-name="T1">#</text:span></text:a></text:p>
      <text:p text:style-name="P3">就在昨天下午，一名澳洲人持槍進入紐西蘭的清真寺進行掃射，殺害了近五十人。據嫌犯說他對移民及穆斯林不滿，於是要"發動屠殺報復入侵者"。 <text:line-break/><text:line-break/>https://www.guancha.cn/internation/2019_03_15_493690_s.shtml <text:line-break/><text:line-break/>今天是穆斯林，明天換誰呢? 華人難保不成為眼中釘，因此早有前例。我平常不看電視，也很少看新聞，但就從日常生活和人際交往中就可以明顯感受到，短短三年內，澳洲白人對華人的態度急轉直下，從普遍禮貌 (或說不在乎) 成了厭惡甚至敵視。當然我不是說所有人，而是說一種普遍氛圍。身為亞洲人，你在西方人眼中其實就像某種昆蟲或動物，他高興的時候就懶得理你，放你一馬，他不高興的時候就可以來踢你兩腳。今天西方人之所以對華人還算客氣，而敢於對穆斯林大開殺戒，當然就是因為中國的強大讓西方主流洗腦勢力有所顧忌。 <text:line-break/><text:line-break/>我發現，人和人之間要塑造仇恨十分容易，要建立理解和包容卻十分困難。也許某個意義上，認為文明是體現在法治和規則的落實上是正確的，因為你不可能期待個人或群體能展現所謂基本的智能和品性。人類普遍的素質是很難恭維的。 <text:line-break/><text:line-break/>要抽刀逞一快很容易，要考慮到各種言行對眾人包括自己造成的後果卻不容易。人的對立和仇恨就像某種數學公式，一種行為就必定導致一種後果，一個人若不能明白這個道理，世界恐怕永無寧日。好像是史諾登說的吧，"你不可能安全，除非所有人都安全"。 <text:line-break/><text:line-break/>一種行為就必定導致一種後果，一個顯著的例子就是兩岸民意對兩岸關係造成的消長，十幾年來台灣人在美日洗腦下，無時無刻敵視抹黑歧視辱罵對岸同胞，對岸從原本資訊封閉下的懵懂不知、對台灣抱持著"住滿友善同胞的寶島"的幻想下，到了猛然認知到了事實，如今一股巨大的反撲情緒聲浪恐將讓台灣人付出慘痛的代價。 <text:line-break/><text:line-break/>台灣小，這樣一種目光短淺的民族性也許就只是毀了一個小島。那世界呢? 西方人似乎以為自己就是全世界，於是對於異已可以為所欲為，但歷史告訴我們，後果往往是全人類要承受災難性的打擊。可悲的是，歷史也告訴我們，人們並不會從歷史中學到教訓。 <text:line-break/></text:p>
      <text:p text:style-name="P1">陳真   |  2019.03.16 01:28   |   <text:a xlink:type="simple" xlink:href="http://palinfo.habago.org/Entry?Command=Information_PrintForum&amp;iPage=31#FORUM37279"><text:span text:style-name="T1">#</text:span></text:a></text:p>
      <text:p text:style-name="P2">子恒, <text:line-break/><text:line-break/>你講的基本上沒錯，誰被視為西方世界或美國的敵人，誰就會被主流媒體妖魔化，比方說最近有個統計，美國人敵視 (或說 "不喜歡" 比較好聽)華人的比例，來到幾十年來的新高。 <text:line-break/><text:line-break/>當然，越是邊緣的人事物越容易被栽贓、被潑糞水而無從辯駁，只能任人抹黑。但是華人並不邊緣，所以要妖魔化咱們也不可能像妖魔化穆斯林那麼容易。 <text:line-break/><text:line-break/>至於所謂 "恐怖襲擊"，那就一點也不 "慘烈" 了。事實上，遇到恐怖襲擊肯定是比被雷公打到的機率還要低。我在給張朔的回覆中將會繼續談到這些純屬政治操弄的問題。不過，我現在(往後恐怕也是)沒有什麼時間寫字，只能利用零零碎碎的時間慢慢寫。</text:p>
      <text:p text:style-name="P1">邹子恒   |  2019.03.15 22:48   |   <text:a xlink:type="simple" xlink:href="http://palinfo.habago.org/Entry?Command=Information_PrintForum&amp;iPage=31#FORUM37278"><text:span text:style-name="T1">#</text:span></text:a></text:p>
      <text:p text:style-name="P3">抱歉想问一个比较浅薄的问题。今日如此之惨烈的恐怖袭击，是否是和西方世界自911以来将穆斯林世界在意识形态上作为敌人进行宣传有关？如果有关，鉴于今日西方宣传机器目标全面转向中国，在这种环境下成长的西方下一代，在数十年后这种仇恨和攻击的目标是否就转向世界上的华人了？</text:p>
      <text:p text:style-name="P1">鄭豐遠   |  2019.03.15 13:11   |   <text:a xlink:type="simple" xlink:href="http://palinfo.habago.org/Entry?Command=Information_PrintForum&amp;iPage=31#FORUM37277"><text:span text:style-name="T1">#</text:span></text:a></text:p>
      <text:p text:style-name="P2">在科技或知識上，美國這個國家為人類做出許多卓越貢獻，但它對人類造成的傷害恐怕更大; 它仗著科技與知識的發展，為人性惡的一面提供了後盾，傷害了無數民族和生命，這其中也包括了它自己。它讓人的使壞失去了底限，讓我們對人類美好善良的嚮往遭遇了前所未有的挫折。 <text:line-break/><text:line-break/>豐遠 <text:line-break/>--------------------------------------------- <text:line-break/>http://politics.people.com.cn/BIG5/n1/2019/0314/c1001-30976374.html (節錄) <text:line-break/>http://www.xinhuanet.com/2019-03/14/c_1124234797.htm (全文) <text:line-break/><text:line-break/>國務院新聞辦公室發表《2018年美國的人權紀錄》《2018年美國侵犯人權事記》 <text:line-break/><text:line-break/>2019年03月14日14:28 來源：新華社 <text:line-break/>分享到： <text:line-break/><text:line-break/>　　新華社北京3月14日電（記者吳晶、賈釗）國務院新聞辦公室14日發表《2018年美國的人權紀錄》《2018年美國侵犯人權事記》，對美國侵犯人權的狀況進行揭露。 <text:line-break/><text:line-break/>　　人權紀錄分為導言、公民權利屢遭踐踏、金錢政治大行其道、貧富分化日益嚴重、種族歧視變本加厲、兒童安全令人擔憂、性別歧視觸目驚心、移民悲劇不斷上演、單邊主義不得人心，全文約1.2萬字。美國侵犯人權事記全文1萬余字。 <text:line-break/><text:line-break/>　　人權紀錄說，當地時間3月13日，美國國務院發布《2018年國別人權報告》，繼續對世界上190多個國家的人權狀況指手畫腳、抹黑污蔑，而對自身存在的嚴重人權問題卻置若罔聞、視而不見。如果人們對2018年美國的人權狀況稍加檢視便不難發現，自詡為“人權衛士”的美國政府，其人權紀錄依然是劣跡斑斑、乏善可陳，其奉行的人權雙重標准昭然若揭。 <text:line-break/><text:line-break/>　　人權紀錄指出，2018年美國共發生涉槍案件57103件，導致14717人死亡、28172人受傷，其中未成年人死傷3502人。2018年美國發生94起校園槍擊案，共有163人傷亡，是有記錄以來校園槍擊案數量最多、傷亡最重的一年。 <text:line-break/><text:line-break/>　　根據人權紀錄，美國淪為貧富分化最嚴重的西方國家。美國1%的最富有人群擁有全國38.6%的財富，而普通民眾的財富總量和收入水平持續下降。近半美國家庭生活拮據，1850萬人生活在極端貧困中。非洲裔的貧困率是白人的2.5倍，失業率長期維持在白人的2倍左右。 <text:line-break/><text:line-break/>　　人權紀錄指出，美國移民政策致使骨肉分離。美國政府2018年4月開始實施“零容忍”政策，導致至少2000名移民兒童被迫與家人分離。邊境執法人員虐待、性侵未成年移民案件數量驚人增長。 <text:line-break/><text:line-break/>　　人權紀錄稱，美國網絡監控司空見慣。美國政府的“棱鏡”項目24小時運行，未經授權恣意對公民的電子郵件、臉譜網消息、谷歌聊天、Skype網絡通話等進行監聽監控。 <text:line-break/><text:line-break/>　　人權紀錄強調，美國悍然退出聯合國人權理事會。《大西洋月刊》網站的報道文章分析認為，美國此舉最陰險的意圖是為了防止自身受到侵犯人權的指控。 </text:p>
      <text:p text:style-name="P1">陳真   |  2019.03.13 09:21   |   <text:a xlink:type="simple" xlink:href="http://palinfo.habago.org/Entry?Command=Information_PrintForum&amp;iPage=31#FORUM37276"><text:span text:style-name="T1">#</text:span></text:a></text:p>
      <text:p text:style-name="P3">類似像蘇貞昌這樣一些台奸、漢奸與人渣，不知何時才會良心發現，好好當個人，不再為私利而傷害大眾？ <text:line-break/><text:line-break/>陳真 2019 03. 13. <text:line-break/><text:line-break/>================= <text:line-break/>打臉韓國瑜推自由經濟示範區 蘇貞昌︰台灣會被當成中國共犯 <text:line-break/><text:line-break/>奇摩新聞 <text:line-break/><text:line-break/>2019年3月12日 <text:line-break/><text:line-break/>行政院長蘇貞昌今天對高雄市長韓國瑜提出高雄重推自由經濟示範區的構想表示四個不可行；中國利用自經區到台灣繞一圈，變成台灣製造對台灣最不利，甚至被當成中國的共犯。</text:p>
      <text:p text:style-name="P1">陳真   |  2019.03.13 03:54   |   <text:a xlink:type="simple" xlink:href="http://palinfo.habago.org/Entry?Command=Information_PrintForum&amp;iPage=31#FORUM37275"><text:span text:style-name="T1">#</text:span></text:a></text:p>
      <text:p text:style-name="P2">給韓國瑜的一封公開信 <text:line-break/><text:line-break/>國瑜市長好， <text:line-break/><text:line-break/>出於某種憂慮，半夜三點多特別爬起來寫信，主要是想請您參選總統。真沒想到會有這麼一天，讓我寫下這樣的一封信。 <text:line-break/><text:line-break/>容我省略客套，直接進入正題： <text:line-break/><text:line-break/>您說，您日思夜想如何翻轉高雄的經濟，倘若此話當真，那麼，您就更應該參選總統，因為諸如高雄這樣一個城市的發展，主要權柄是在中央，而非地方。如果中央仍是民進黨執政，您可以想見他們將會如何刻意阻撓高雄的發展。這從您之自由經濟示範區的構想所得到的全面性抹紅抹黑等攻擊，可見一斑。攻擊內容之荒唐，近乎語無倫次。 <text:line-break/><text:line-break/>您不是政治新鮮人，理當明白對手是一個什麼樣的黨，什麼樣的政客組合，圖謀些什麼樣的東西；並不是每個人都跟您一樣，心懷無私的淑世利他精神。自經區不是什麼新穎的構想，事實上，過去連陳菊等人也都有此計畫與構想。可是，當這計畫由您提出時，立即就會被妖魔化。難道您真以為您有可能順利推行市政？ <text:line-break/><text:line-break/>很多人說，您現在六十多歲了，這回不選總統，下回再選恐怕已是八年後，屆時將是七十多歲老人，因此鼓勵您參選。但我並不這樣想。您個人這一生有沒有機會當總統，事實上毫無意義。重要的並不是時間不會等您，而是時間根本不會等待台灣。 <text:line-break/><text:line-break/>政治很複雜，機關算盡，陰暗難懂。但是，說它複雜，倒也未必。只要秉懷初衷，少了無謂的瞻前顧後與盤算，它就一點也不複雜；民心所嚮，該當如何便如何，無所謂天人交戰不交戰。 <text:line-break/><text:line-break/>過去馬英九曾有機會有所作為，但這機會卻在無知膽怯與懦弱中流逝了。您之處境與馬類似，機會就在眼前，稍縱即逝。人可以不為己謀，但不能不為眾人想。所謂 "莫道書生空議論，頭顱擲處血斑斑"，亂世兒女，濁世滔滔，每個人有他自己的一份角色，一種造化，我自認承擔了屬於自己卑微不足道的那一份，您呢？ <text:line-break/><text:line-break/>陳真 <text:line-break/>2019. 03. 12.</text:p>
      <text:p text:style-name="P1">陳真   |  2019.03.12 20:56   |   <text:a xlink:type="simple" xlink:href="http://palinfo.habago.org/Entry?Command=Information_PrintForum&amp;iPage=31#FORUM37274"><text:span text:style-name="T1">#</text:span></text:a></text:p>
      <text:p text:style-name="P3">這個報導貼過了，但我想再貼一次，並附上圖片： <text:line-break/><text:line-break/>https://goo.gl/akP2Mk <text:line-break/><text:line-break/>我喜歡的東西，常常就會拿出來看，給我很大的安慰和力量。 <text:line-break/><text:line-break/>陳真 2019. 03. 12. <text:line-break/><text:line-break/>=============== <text:line-break/>夜宿育幼院 韓國瑜聽到這句話落淚了 <text:line-break/><text:line-break/>三立新聞網 setn.com <text:line-break/><text:line-break/>2019年1月20日 <text:line-break/><text:line-break/>政治中心／綜合報導 <text:line-break/><text:line-break/>高雄市長韓國瑜落實政見每月一夜宿，因近來虐童案頻傳，為關懷弱勢機構及偏遠地區孩童，繼就職當晚夜宿果菜市場後，昨（19）日晚夜宿大寮永安育幼院，當晚在與院童座談時，韓國瑜問院童最想要什麼？其中一名在育幼院住了10年的17歲女孩說，「最想要有個家。」讓韓國瑜聽了很不捨立刻上前給女孩一個大擁抱，還忍不住的掉下淚來。</text:p>
      <text:p text:style-name="P1">陳真   |  2019.03.12 17:25   |   <text:a xlink:type="simple" xlink:href="http://palinfo.habago.org/Entry?Command=Information_PrintForum&amp;iPage=31#FORUM37273"><text:span text:style-name="T1">#</text:span></text:a></text:p>
      <text:p text:style-name="P2">(續 2019. 03. 11) <text:line-break/><text:line-break/>3. 手段與目的 <text:line-break/><text:line-break/>手段是重要的，因為它將直接影響目的。倒過來說更是如此，目的決定了手段的可能性。 <text:line-break/><text:line-break/>人們常把手段和目的一分為二，但這樣一種區分其實相當獨斷，彷彿兩者各自獨立，事實上卻非如此。我倒寧可這樣看： <text:line-break/><text:line-break/>當目的確立之後，目的其實已經預設或蘊涵了手段的範圍與可能性。 <text:line-break/><text:line-break/>就如同當你想擦乾淨一張桌子，那麼，一塊髒抹布肯定是行不通的；就如同一群不擇手段貪婪無度的人渣不可能改革社會一樣。同理，當你想追求社會的和平與穩定發展，那麼，帶著明顯不公平、不公正或不正當的任何手段、制度或環境，永遠也不可能達成目標。 <text:line-break/><text:line-break/>甘地說得對，只要方法對了，遲早我們就會走到目的地。一行禪師說得更入骨，他在談到美國之四處侵略、致力於消滅所有敵人(所謂恐怖份子)時，如此說道："你不可能安全，除非所有人都安全"。 <text:line-break/><text:line-break/>姑且先不說那些所謂壞人或恐怖份子是否真的那麼壞那麼恐怖，一行禪師的說法依然成立，"你不可能安全，除非所有人都安全"，要不然就是你得把我們全部殺死，你才有可能安全。問題是，有可能殺死所有敵人嗎？敵人只會越殺越多，不會越殺越少。你沒看過周星馳的 "功夫" 嗎？"殺了一個我，還有千千萬萬個我。" <text:line-break/><text:line-break/>很多不好的事，往往在一種大招牌底下被縱容，例如愛國，例如國家安全。愛國很好，國家安全誰會反對呢？但這些美妙說詞或偉大目標卻不足以合理化一切手段。義和團也很愛國啊，但愛之卻適足以害之。因此，當我們檢討手段的正當性時，並不必然是在質疑目標的存在價值。但是，許多時候，質疑手段者，往往馬上會被扣上一堆大帽子，甚至視為敵人。 <text:line-break/><text:line-break/>我很喜歡古希臘醫師希波克拉底的醫師誓詞裏頭的一句話：“ First, do no harm”。這話其實很不好翻譯，意思是說："首先最重要的是，別造成傷害。" 我如果醫術太差，沒法幫你，但我至少不會故意傷害你。醫師開藥或開刀治病，除了考慮療效，更應考慮副作用。別說醫師，每個人恐怕都該把這誓詞謹記在心。幫不上忙就算了，可別幫倒忙。 <text:line-break/><text:line-break/>就算不談手段本身的絕對價值，光是從效益主義(utilitarianism)的相對觀點來計算，手段從來都不是什麼不可質疑的東西。就跟開藥給病人吃一樣，藥物怎麼開是有爭議的，你得考慮利害得失。 <text:line-break/><text:line-break/>自從美國自導自演所謂911的恐怖攻擊之後，"反恐" 頓時成為一種熱門辭彙，每個國家聽了都很高興，紛紛向美國效法，成立所謂反恐小組或制定所謂反恐政策，藉以大開殺戒，或大肆侵害人權。中國如此，俄國更是如此，所謂老牌民主國家--英國，一樣藉機打壓異己；白人民眾針對亞州移民或遊客之種族攻擊，更是明顯惡化，每年數以萬計。甚至連劍橋學生去學校圖書館借閱幾本有關所謂恐怖份子的訓練手冊，都能因此被退學並移送偵辦。 <text:line-break/><text:line-break/>二、三十年前，很少聽聞什麼恐怖攻擊或人肉自殺炸彈，但是，隨著所謂反恐，越反越恐，恐怖攻擊竟然變成一種每天必然發生的事，毫無新聞性可言。 <text:line-break/><text:line-break/>這說明了一件事，反恐是無效的，不但無效，反而使得人們的生存環境比過去更加不安全，人們自身的權益也比以往受到更大的傷害與剝奪。 <text:line-break/><text:line-break/>我知道我這樣講很幼稚，當我說反恐是無效的，聽起來彷彿我真的傻到以為西方這樣一種反恐狂潮真的是想要追求人們普遍的安全。我當然沒有這麼蠢，他們哪是在追求什麼人們的安全，他們是在追求更大的權力與私利，反恐只是一個藉口，至少在西方世界 (特別是美國) 正是如此。 <text:line-break/><text:line-break/>但是，退一千萬步來說，就算有人真的蠢到相信反恐是基於追求人們普遍安全的目標，那他還是得把算盤拿出來，打打算盤，算一算這樣一種手段的有效性；不但無效，反而有害。有效性不成立，更不用說正當性之匱乏了。 <text:line-break/><text:line-break/>以前寫東西，像影印，腦子想什麼，就用筆把它 "印" 出來；就像倒牛奶一樣，一下就倒出來，很快。現在空檔時間趨近於零，寫起東西要死不活，只能抓住五秒、八秒的各種空檔，三、五個字片片斷斷寫。寫完幾個字，也許幾小時或幾天後才有機會接著寫，但往往已經忘記之前要寫什麼了。辭不達意，沒辦法，只能將就。人生如果要等到萬事俱備才要幹活，其實什麼活也幹不了。一個人有什麼命，就過什麼樣的日子，正所謂 "自事其心者，哀樂不易施乎前，知其不可奈何而安之若命，德之至也" (莊子語)。題外話。待續。</text:p>
      <text:p text:style-name="P1">陳真   |  2019.03.12 02:55   |   <text:a xlink:type="simple" xlink:href="http://palinfo.habago.org/Entry?Command=Information_PrintForum&amp;iPage=31#FORUM37272"><text:span text:style-name="T1">#</text:span></text:a></text:p>
      <text:p text:style-name="P3">前文還沒寫完，會繼續寫。 <text:line-break/><text:line-break/>一時興起，想學一下名嘴，插播一些比較低級的東西。 <text:line-break/><text:line-break/>台灣名嘴很好賺，但往往瞎掰些毫無內容的東西，不管藍綠，幾乎沒有一個值得聆聽。即便是事實性的問題，也大多缺乏可信度；並非說你得掌握第一手證據才能發言，但是，做為一個時事評論者，姑且不說內涵與深度，總該有點最基本的現實理解力。也就是說，當我們真正熟悉某種人事物時，只要有一些蛛絲馬跡，理應就能推測全貌。 <text:line-break/><text:line-break/>比方說什麼 "戰犯" 的，我不太相信姓柯真的不知道是誰在搞這齣戲。如果他真的不知道，可以私下來問我，我可以免費告訴他答案。 <text:line-break/><text:line-break/>我的答案之所以沒法公開說，是因為我沒有切實的證據，而只是憑我對這個骯髒透頂的綠營生態長年以來的一種熟到不能再熟的認識。 <text:line-break/><text:line-break/>至於那本什麼 "屠殺" 的鳥書之作者，特地來台指控姓柯的是個騙子，其實半斤八兩，兩個人都是騙子，只是前者拿錢辦事，特地大老遠從美國跑來指控姓柯的，意圖影響選舉結果。 <text:line-break/><text:line-break/>我最近原本想寫封信給韓國瑜，述明巨大重要性，勸他務必出來參選總統，但一直沒有寫。一來，寫了應該也不會有什麼作用，二來，他就算想選，恐怕也由不得他，還是得經過台灣人的美國主子同意才行。我估計美國人那邊對他是不可能滿意的；對美國來說，最好的狀況就是姓朱的和姓蔡的選，然後不管誰當選，都是自己豢養的一條狗。 <text:line-break/><text:line-break/>朱也許地位高一些，畢竟人家是美國CIA列管保護的機密對象，而姓蔡的，純粹就只是把自己當成美國人的狗。 <text:line-break/><text:line-break/>今天，我若是代表人渣黨來操盤，首先應該努力打擊韓國瑜，把他打得越高，國民黨其他幾顆太陽瞬間就會變成一閃一閃的可愛小星星，喪失威脅性。當然，把韓打成最大尾，卻也絕不能讓他真的出來參選。 <text:line-break/><text:line-break/>打完韓，接下來就是打柯。這部份的打擊工作，美國主子那邊應該也會配合演出。重點是：柯絕對打不大，而是越打越小，因為柯的氣勢原本就是虛擬的，操弄出來的，就像屁，像氣體，隨時都可能消散。而且，他一大半支持者事實上姓綠。因此，柯只會越打越小。 <text:line-break/><text:line-break/>當柯越打越小時，韓也就同時失去了眾星拱太陽不可或缺的必要性與魅力。同時，隨著韓的根本重要性降低，藍營幾顆小太陽之中，會有一顆慢慢被養大，大到足以讓柯也出局。 <text:line-break/><text:line-break/>於是，接下來這盤棋就只剩朱、英兩人了。這時候，只要發揮人渣黨抹黑造謠努力炒作仇中反華愛台灣的驚人功力，然後最後再搞幾齣你現在絕不可能猜得到的奧步，並且和柯談利益條件交換，雙方進行合作，馬上就很有可能反敗為勝。 <text:line-break/><text:line-break/>我還可以講得更專業一些，不過，我平常不太喜歡以這樣的方式理解事情，畢竟我從不做預測。短線預測往往會失真，但長線趨勢描述卻相對可靠。我看到的趨勢是：台灣所謂偉大的民主選舉，始終就是這條美國狗和那條美國狗之間的選舉。不過，這個長達六、七十年的殖民宿命，也許終究有可能改變。這也是為什麼我一直想略盡棉薄，想勸進韓國瑜勇於擔當大任的原因。 <text:line-break/><text:line-break/>陳真 2019 03. 12. <text:line-break/>=================== <text:line-break/>柯文哲嗆綠營交出戰犯 吳祥輝提二問題回敬 <text:line-break/><text:line-break/>2019年01月26日 <text:line-break/><text:line-break/>中時電子報 郭匡超/綜合報導 <text:line-break/><text:line-break/>九合一選戰白綠選後是否重啟合作。台北市長柯文哲接受電視節目專訪時被問到此事，隔空向民進黨喊話「戰犯先交出來」，戰犯不交出來談什麼合作。柯24日受訪表示，民進黨不交出來他怎麼知道是誰。（王英豪攝） <text:line-break/><text:line-break/>台北市長柯文哲日前受訪對綠白可否重啟合作話題，提出條件說。他特別指出，去年「葛特曼事件」引發議論，蝴蝶蘭文創負責人吳祥輝出面嗆柯只是打手，背後幕後誰出資？誰主謀？。柯文哲直言「不把戰犯交出來，談什麼合作」。對此，打手的吳祥輝在臉書挑釁柯文哲：「您是開始想念伊森了嗎？什麼時候跨海提告呀？」 <text:line-break/><text:line-break/>去年選前，吳祥輝取得葛特曼著作《屠殺》中文版授權，還將葛特曼本人邀請來台開國際記者會，直指柯文哲涉入大陸活摘器官行為，葛特曼還批柯是「Liar（騙子）」。柯文哲表示，這很清楚是有計畫的行動，一定有人出錢、有人籌劃，所以，綠白可否重啟合作要「先把戰犯交出來」。柯強調，就算不是民進黨員，也要把名字交出來。</text:p>
      <text:p text:style-name="P1">陳真   |  2019.03.11 19:13   |   <text:a xlink:type="simple" xlink:href="http://palinfo.habago.org/Entry?Command=Information_PrintForum&amp;iPage=31#FORUM37271"><text:span text:style-name="T1">#</text:span></text:a></text:p>
      <text:p text:style-name="P2">(續) <text:line-break/><text:line-break/>2. 觀點與去社會化： <text:line-break/><text:line-break/>以台灣極其嚴重之性侵問題為例，毫無疑問，這事對大多數男性而言，並不是什麼嚴重問題。為什麼呢？因為九成五以上性侵受害者是女性。我想說的是：觀看問題的位置不同，評價自然也不同。就比方說同性戀者受歧視與壓迫的問題，對於絕大多數人來說，根本不是問題，為什麼呢？因為他不是受害者。 <text:line-break/><text:line-break/>前一陣子，華航人員利用過年期間罷工，很多人哇哇叫，痛罵這些員工貪婪，痛罵他們為了提高自己的薪水而 "犧牲" 別人的美好假期之通行便利。甚至有些混蛋罵得更難聽，例如最近突然搖身一變、變得綠油油的苦苓，更是痛罵華航員工貪婪無恥。 <text:line-break/><text:line-break/>可是，你有沒有想過？若此邏輯能成立，那麼，你把你的私人便利建立在他人長年被剝削的痛苦上，難道不是更加無恥百倍？如果我們要這樣看事情，是不是太八卦了點？一種社會議題或結構性的權力問題，卻被矮化乃至扭曲成為一種彷彿僅僅只是一個個不同個人之間的各自生活遭遇問題。真正的權力主角 (比方說政府) 不見了，變成兩造私人 (例如華航人員 vs. 旅客) 之間的利害衝突。 <text:line-break/><text:line-break/>過去黨外每次選舉都選不贏蔣家及老賊李登輝主政下的國民黨，因為國民黨有個選舉法寶，一抓就靈，非常有效，簡單說就是安定牌。黨外的一切訴求與抗爭，全被塑造與扭曲成一種 "製造社會混亂" 的有害行為，有害於社會祥和，有害於人民團結，有害於社會安定。即便三歲小孩都能對此朗朗上口。 <text:line-break/><text:line-break/>即便非常溫和的訴求，溫和到也許僅僅只是批評河川被大工廠之有毒廢棄物污染，照樣還是會被妖魔化，並矮化成為一種人與人之間的利害衝突；一方是陰謀製造社會混亂的 "少數害群之馬"，另一方則是想要過著幸福安定生活的無辜主流大眾。 <text:line-break/><text:line-break/>就連救援雛妓這樣一種具有絕對道德正當性的訴求，也一樣會被妖魔化，妖魔化成為一種別有居心的陰謀動亂 (我當年1989年的叛亂罪證之一)，企圖 "挑撥政府與人民的感情" (當年扣人政治帽子或打入黑牢的最流行罪名之一)。 <text:line-break/><text:line-break/>八零年代中期，打從第一次群眾抗爭 (亦即1986年 5月19日的反戒嚴綠色行動) 開始，一切訴求與活動都被污名化與妖魔化，主流媒體每天掛在嘴巴上的一個具有無限殺傷力的主流辭彙就是 "社會成本"。每次黨外或民進黨有活動，附近商家就會開始破口大罵我們這些"暴力陰謀份子"，罵我們製造社會動亂，好好的安定祥和日子不過，卻偏要破壞大家的幸福美滿生活，影響大家做生意云云。 <text:line-break/><text:line-break/>主流媒體真的很厲害 (就跟現在的自由時報每天抹黑醜化大陸人民一樣)，每次都會故意大力強調比方說哪個路人甲，一個心急如焚的媽媽，然後來個大特寫鏡頭，抱著發高燒的小孩趕著去醫院，卻被製造社會動亂的黨外群眾給影響了交通，影響了就醫，影響了趕赴醫院生小孩等等，並且會故意獵取一些群眾穿拖鞋、嚼檳榔、歪嘴伸脖吶喊口號罵髒話的醜陋畫面，以便讓主流大眾更加憎恨厭惡這群 "自私自利" 的 "少數害群之馬"。 <text:line-break/><text:line-break/>我始終記得 1986年5月19日反戒嚴抗爭的那一天，我們幾十個黨外人士 (我是唯一一個學生) 在龍山寺被上千名鎮暴警察團團包圍了十幾個小時，阻止我們前往總統府抗議。我記得深夜被放出來時，發現附近商家門口紛紛懸掛白布條，當然不是歡迎英雄歸來的布條，而是除了寫著什麼 "不歡迎賣國賊" 之類，更多是寫著："我們要安定生活"，"請不要妨礙我們做生意"，以呼應當時甚囂塵上的 "不要犧牲社會成本"、"維護安定生活" 的主流見解。 <text:line-break/><text:line-break/>從商家的觀點來看，幾千名鎮暴警察把幾十個企圖破壞社會安定與祥和的 "壞人" 給團團包圍住，交通癱瘓了，確實影響店家做生意，更影響了行人通行，問題是，戒嚴問題或其它問題就只是這樣一種問題屬性嗎？這類去社會化的八卦觀點，其實絲毫無助於理解問題，更不用說解決問題。 <text:line-break/><text:line-break/>我當然不是說以上這些例子可以直接移植在新疆教育營的問題上。例子就是例子，例子的意思是說它指向某種內在的概念相似性，或是啟發某種思考，從而改變理解問題的深度與複雜性。也許人們從這些不過僅僅三十年前的真實經驗中，可以找到更多理解問題的可能性。 <text:line-break/><text:line-break/>幾十年來，凡事做為一個 "極少數的害群之馬"，無言之餘，我經常很想對全世界吶喊這樣一句話，把這話放大一千萬倍都不為過。這話可以簡單通俗地這麼說： <text:line-break/><text:line-break/>"你不可能理解任何一個問題，除非你在某種思維架構下來進行思索。" <text:line-break/><text:line-break/>或者說，你不可能僅僅從問題 "本身" 來理解問題，因為任何問題都需要一種足以涵蓋它的意義架構，方才有可能取得它應有的各種意義。 <text:line-break/><text:line-break/>我其實可以1, 2, 3, 4, 5, 6, 7.....無限寫下去，因為任何問題其實就像一幅畫，我們總是可以找到理解問題的種種可能性。<text:line-break/><text:line-break/>3. 手段 (待續)</text:p>
      <text:p text:style-name="P1">陳真   |  2019.03.11 00:14   |   <text:a xlink:type="simple" xlink:href="http://palinfo.habago.org/Entry?Command=Information_PrintForum&amp;iPage=31#FORUM37270"><text:span text:style-name="T1">#</text:span></text:a></text:p>
      <text:p text:style-name="P3">張朔你好，容我用最簡略的列點方式回覆，免得長篇大論。 <text:line-break/><text:line-break/>1. 是非判準： <text:line-break/><text:line-break/>所謂 "壞人"，如何定義？倘若有人覺得中共很壞，那怎麼辦？替天行道嗎？我想說的是，好壞不是一個文明社會秩序的基本判準，合法與否才是。 <text:line-break/><text:line-break/>因此，在法律對錯之外，大肆添加思想與價值上的善惡判準，並且把它無限擴大於眾人身上，甚至做為一種極其荒唐的預防性懲罰依據，這事本身恐怕只是製造了更多問題，而非解決問題；加深了更多仇恨，而非消弭了恨。 <text:line-break/><text:line-break/>簡單說，懲罰只該懲罰一個人的行為，而不是懲罰他其實根本什麼都還沒做。 <text:line-break/><text:line-break/>舉個例，台灣雖然只有兩千三百萬人口，但是，性侵卻如家常便飯，逐年遞增，光是 2009年便已突破一萬一千六百多件，2011年到 2018年之間，每年性侵案都在一萬五千到一萬九千件之間。兩年前 (2017年)，衛福部統計，台灣過去20年來 (1996-2016年) 性侵被害人累計已超過13萬人。如果把未報案的大約7至10倍之所謂犯罪黑數也算進去，真正的性侵受害者恐怕超過一百萬。 <text:line-break/><text:line-break/>站在女性的觀點，這應該夠可怕了吧。但是，難道我們應該把所有男性全部預防性地抓起來，打入集中營洗腦？或是像過去蔣家當權的國民黨那樣，查禁所有可能產生性慾的不良思想與人事物？ <text:line-break/><text:line-break/>我家開電影院，從小每星期都會看到警察局寄來的公文，上面總是寫著各種剪片理由，往往讓我嘆為觀止，不外乎 "影響民心士氣"，"破壞社會善良風俗"，或是 "混淆視聽" 等等。即便我當時年幼無知，依然覺得荒唐。 <text:line-break/><text:line-break/>比方說，所有接吻鏡頭一概剪掉，所有泳裝鏡頭也幾乎全剪掉，所有那些 "壞人最後沒有得到報應" 的電影或劇本都會被查禁。一直到了我念高中，都已經進入八零年代了，依然如此。 <text:line-break/><text:line-break/>讓我印象非常深刻的是：我家電影院曾經放映過柯波拉的 "教父"，其中有一幕是教父被槍殺，教父家中一位廚師聽聞此事，嘴裏喃喃自語念著： "今天是灰暗的一天"。想不到這一幕居然也被剪掉，剪片理由是說這句話 "影響民心士氣"。蔣家統治下的台灣，豈能有哪一天是灰暗的？這簡直就是在唱衰蔣家，當然要剪片。 <text:line-break/><text:line-break/>也許這不是一個好例子，但骨子裏的思維模式其實是一樣的，都是企圖要在思想上進行某種荒謬的預防，乃至於懲罰。 <text:line-break/><text:line-break/>面對一種嚴重的社會問題，你可以嚴格執法，小心防範，但法律終究不應該懲罰根本什麼事也沒做的人，更不應禍延九族。我不知道這是哪門子法律？還是說中共行事作風根本不需要講法律？只要把所謂 "維護安全" 的招牌抬出來，便可為所欲為？ <text:line-break/><text:line-break/>如果壞人指的是傷害他人的人，那麼，如果法律必須制裁壞人，那就盡量制裁，但有需要把所有可能被壞人所影響的人統統抓起來嗎？這究竟又是根據什麼標準來抓？還是說連個標準也不用，只要看誰不順眼，或誰得罪了地方領導，隨時就可以給你一個罪名把你抓起來每周關五天？ <text:line-break/><text:line-break/>2. 觀點。 <text:line-break/><text:line-break/>(睏了，腦子缺氧，不知所云。待續)</text:p>
      <text:p text:style-name="P5"/>
      <text:p text:style-name="P1">欧阳阳   |  2019.03.10 11:55   |   <text:a xlink:type="simple" xlink:href="http://palinfo.habago.org/Entry?Command=Information_PrintForum&amp;iPage=32#FORUM37269"><text:span text:style-name="T1">#</text:span></text:a></text:p>
      <text:p text:style-name="P3">很多群体性的行为，在一个所谓崇高理想下，大多会演变为恶行。许多人如果有机会摆脱道德和法律的约束，发泄失落，并试图在理想主义旗帜下，寻求精神源泉，就会做出超乎常态的行为。 <text:line-break/>这在西方的社会心理学一系列实验中已经得到验证。 <text:line-break/><text:line-break/>日本赤军最后一个被逮捕的女性首领重信房子，年轻时即受父亲熏陶，相信反美反帝的亚细亚主义，从开始只采用和平方式的抗议，到最后认为不流血的革命是不会成功的，开始袭击日本政府和无辜平民聚集的机场、大使馆等地。 <text:line-break/>在左倾主义席卷全球的时候，日本赤军发展到以二万五千人的一次大规模对抗行动，在成田机场挖掘地道和建立堡垒，堆积武器和警察大规模的对抗。结果收音机里传来前门毛与尼克松握手的消息，赤军的心理一瞬间垮掉。其中一个赤军成员的母亲被警察要求来和儿子对话，并告诉他：毛主席交给你们的任务完成了，美国总统和毛主席握手了。 <text:line-break/>绝望的儿子于是向母亲开炮。 <text:line-break/>精神家园的毁灭是非常残酷的，后来赤军放弃原有理想，前往阿拉伯地区协助巴勒斯坦人争取从美国和以色列的暴政中，拯救巴勒斯坦。 <text:line-break/>浅间山庄事件中，革命者的内部大清洗，杀戮包含孕妇在内的自己同志，让重信房子的信仰彻底摧毁，她实际上在被捕前的三十年前就已经意识到了理想主义的失败，于是在被捕后，狱中解散了日本赤军。 <text:line-break/><text:line-break/>伊斯兰国,其目的是要在中东地区建立政教合一的斯兰国家。伊斯兰国实行严格的伊斯兰教法，实现“伊斯兰化”，要让受到统治的民众“成为真正服从的穆斯林” <text:line-break/>伊斯兰国”绑架大量儿童，训练他们成为童兵、查探敌情或充当“人肉炸弹”发动自杀攻击。组织成员也利用互联网宣传或渗透国外的清真寺，以宗教之名诱使国外青年到中东参加圣战。据英国《每日邮报》2014年8月13日报导，一群“伊斯兰国”的支持者在伦敦牛津街分发宣传该极端组织的传单，鼓动人们离开英国，移民到新的“伊斯兰国”. <text:line-break/><text:line-break/>法轮功，是由李洪志于1992年5月在中国吉林省首次公开传出的气功修炼法。法轮功以“真、善、忍”作为功法理念，到1999年，从学校到乡村到城市，中国社会出现了气功高潮、特异功能热，相信法论大法能治百病，很多老人甚至散进家财贡献给法论大法，据预估，大约有大约7000万人到上亿人修炼。</text:p>
      <text:p text:style-name="P1">张朔   |  2019.03.09 00:43   |   <text:a xlink:type="simple" xlink:href="http://palinfo.habago.org/Entry?Command=Information_PrintForum&amp;iPage=32#FORUM37268"><text:span text:style-name="T1">#</text:span></text:a></text:p>
      <text:p text:style-name="P2">陈医师你好，经常看您写的文章，受益匪浅。关于新疆再教育营，我有话要说，去年夏天去新疆旅游，人人都说这里是全国最安全的地区了，五步一哨十步一岗，加油站，酒店，景点，或是其他公共场所，都有荷枪实弹的武警。如果没有呢？新疆各民族的人都不会觉得安全，暴力和恐怖一定会卷土重来。但是，长此以往总不是个办法吧。所谓的再教育营，只能算是个试探，意义究竟怎样，时间会给出答案。新疆的问题实在太复杂，无法单一解释也无法单一解决。 <text:line-break/>台湾人真的是没有办法感受到伊斯兰，包括大部分大陆人也是。其实，在穆斯林中，所谓的坏分子也只是少数，主要是极端分子、以伊斯兰和民族团结作为旗号的黑恶势力。我的老家在山东一个回汉杂居的地方，在我家三十公里范围内，回民杀死流浪汉制成羊肉串烧烤贩卖，回民的车队冲撞高速公路关卡伤人毁财无数，回民争夺汉人的摊位把他打到住院然后聚众再去医院打一顿，两名回族少年杀人劫车一路南下见人就砍，回族村打砸镇政府杀死一名公务员，回族学生调戏汉族女生被制止以后聚众把学校砸了，等等等等，说都说不完，警察不敢管，除非想去住院，作恶多端的地方恶霸角头像老鼠见到猫一样。我啰嗦这些，是因为实在有够气。有人讲在大陆黑穆斯林仿佛是政治正确，但是大部分大陆人根本没接触过穆斯林，如果都像我这样那还了得，也许删帖都来不及只能关闭网站了。 <text:line-break/>大概十年前，我也有乡亲在新疆阿克苏的拜城煤矿，睡梦中被恐怖分子砍死，政府赔偿了六十万人民币，当时的新闻也没有任何报道。我同桌的堂哥九十年代就在新疆当兵，那个时候新疆的恐怖活动已经常态化了，也是没有任何媒体报道。 <text:line-break/>我想再说一遍，穆斯林中的坏人只是少数。只不过，少数的坏人就能搞出大事情。 <text:line-break/>包括少数民族在内的很多人都认为中国的民族政策是错误的，从一开始的民族识别民族划分，民族区域自治，到八十年代形成的少数民族准法定优待，这些都造就了天然的阻隔与不平等。 <text:line-break/>至于人权，我想到的是马斯洛的需求层次，最起码要有命活要有安全感吧。政治和政策本来就是现实和功利的。中学的时候学过的一句话这几年我总能想起，中国共产党代表最广大人民的根本利益。我越来越觉得这句话有嚼头。 <text:line-break/>至于土耳其那个国家，其实蛮逗的，跟印度有的一拼。</text:p>
      <text:p text:style-name="P1">陳真   |  2019.03.08 09:30   |   <text:a xlink:type="simple" xlink:href="http://palinfo.habago.org/Entry?Command=Information_PrintForum&amp;iPage=32#FORUM37267"><text:span text:style-name="T1">#</text:span></text:a></text:p>
      <text:p text:style-name="P3">正要出門，簡單說：美國自導自演的911之後，美國的全球反恐戰爭開始在全世界大展鴻圖，大開殺戒。許多研究發現，全球人權狀況明顯惡化，各國開始紛紛效法，假反恐，真鎮壓；反恐變成主要國家 (包括與美對立的中俄等國) 的一個廉價藉口，凡事只要掛上反恐二字，便能任意作為；一些異議組織或少數族群，突然一夕之間都變成了恐怖份子。 <text:line-break/><text:line-break/>陳真 2019. 03. 08. <text:line-break/>==================== <text:line-break/><text:line-break/>土耳其痛批中國惡待維族 穆斯林國家開第一槍 <text:line-break/><text:line-break/>2019-02-10 <text:line-break/><text:line-break/>中央社 安卡拉10日專電 <text:line-break/><text:line-break/>土耳其以「人道恥辱」嚴詞抨擊中國在新疆的作為，為穆斯林國家開第一槍。分析認為，穆斯林世界的老百姓同情「維吾爾兄弟」，且正在影響穆斯林國家的政府慢慢轉變立場。 <text:line-break/><text:line-break/>儘管國際媒體連番譴責，穆斯林國家對於維吾爾人在中國新疆的處境默不作聲的程度令人驚詫。全球49個以穆斯林人口為主的國家，曾經要求中國澄清在新疆侵犯人權，或是對此予以譴責的，原本連一個也沒有，直到昨晚。 <text:line-break/><text:line-break/>土耳其外交部發言人阿克索伊（Hami Aksoy）9日晚間在聲明中指出，「中國當局對維吾爾突厥人有系統的同化政策是人道上重大恥辱」、「超過100萬維吾爾突厥人被任意逮捕，在集中營和監獄中遭到酷刑和政治洗腦，這已不再是秘密」。 <text:line-break/><text:line-break/>做為經濟強權，中國無疑對全球多數國家的政府都擁有巨大政治影響力。去年9月，逾40國領導人赴北京參加中非合作論壇（Forum on China-AfricaCooperation）高峰會，其中包括許多穆斯林人口較多的國家。期間，中國國家主席習近平宣布未來3年對非洲提供600億美元援助，並且免除一些國家的債務。 <text:line-break/><text:line-break/>位在土耳其安卡拉的戰略思想研究所（Instituteof Strategic Thinking）國際關係和外交事務協調員艾克林（Erkin Ekrem）日前告訴中央社記者：「巿場吸引力太大了，發展中穆斯林國家最需要科技和投資，這兩項中國都可提供。而像沙烏地阿拉伯這樣有錢、有能源的國家，則是想把產品賣到中國巿場。」 <text:line-break/><text:line-break/>大部分穆斯林國家是民族國家。艾克林指出，民族國家的特性是國家利益高於一切，「而不是穆斯林兄弟的利益高於一切」，這也解釋了這些國家為何對維吾爾人問題避而遠之。許多中東國家更存在「西方國家陰謀論」，這也影響他們對新疆維吾爾人處境的立場。 <text:line-break/><text:line-break/>維吾爾裔的艾克林說：「他們（指若干中東國家）認為，維吾爾人的問題是西方人搞起來的，西方人幹的事情肯定都是陰謀詭計。」 <text:line-break/><text:line-break/>他表示，事實上，自1884年東突厥斯坦變成清朝的新疆省以來，維吾爾人就已開始「東突厥斯坦伊斯蘭運動」。艾克林說：「這是在出現恐怖主義概念之前就有的。東突當時不是恐怖組織，為什麼911之後就變成恐怖組織了呢？」 <text:line-break/><text:line-break/>艾克林表示，21世紀出現大範圍集中營，這是對人類價值的蔑視。隨時間推移，大家終將認清，維吾爾人的處境「不是中央情報局搞的陰謀」，而是老早就存在問題。儘管大部分穆斯林國家的政府不願意碰觸這個問題，但民眾的想法不同。 <text:line-break/><text:line-break/>艾克林說：「穆斯林世界的老百姓還是同情並且支持維吾爾兄弟的，從社群媒體上可以看清這一點。穆斯林國家因此正在慢慢地轉變立場。」</text:p>
      <text:p text:style-name="P1">黃明華   |  2019.03.08 03:24   |   <text:a xlink:type="simple" xlink:href="http://palinfo.habago.org/Entry?Command=Information_PrintForum&amp;iPage=32#FORUM37266"><text:span text:style-name="T1">#</text:span></text:a></text:p>
      <text:p text:style-name="P2">剛看到的有關新疆的新聞,看起來有一些進展了 ,不過我想陳真醫師還是應該希望大陸各級官員能做到習近平自己公開講過的話-『保護人權，沒有最好，只有更好』,畢竟習近平本身也深受文革的迫害 <text:line-break/><text:line-break/>陸：歡迎聯合國赴新疆調查人權 但別帶政治目的去 <text:line-break/>https://udn.com/news/story/7331/3683951 <text:line-break/><text:line-break/>習近平：保護人權，沒有最好，只有更好 <text:line-break/>https://www.bbc.com/zhongwen/trad/china/2015/10/151021_xi_jinping_cameron_press</text:p>
      <text:p text:style-name="P1">陳真   |  2019.03.06 17:20   |   <text:a xlink:type="simple" xlink:href="http://palinfo.habago.org/Entry?Command=Information_PrintForum&amp;iPage=32#FORUM37265"><text:span text:style-name="T1">#</text:span></text:a></text:p>
      <text:p text:style-name="P3">1. 不，這 "深度解讀" 的文章一點都不平實，不但避重就輕，以偏概全，而且倒因為果，乃至文不對題，看不出任何深度可言。 <text:line-break/><text:line-break/>2. 扭曲或瞎掰一個事情只需幾句話，但要澄清一件事卻得長篇大論，從而往往難以做到，只能無言。 <text:line-break/><text:line-break/>3. 新疆教育營乃是事實問題，不是論述性問題，不是作文比賽。至少得先有事實，然後才有理解事實應有的意義問題。至於這位吳先生說什麼被抓進去的極端份子只有五千人。這當然是一個毫無根據的數字。 <text:line-break/><text:line-break/>4. 回應各方質疑最好的作法，不是選擇性地議論優點，而是開放相關缺點之事實呈現。就如國際特赦組織秘書長Kumi Naidoo所說： <text:line-break/><text:line-break/>"China should recognize that only an international fact-finding mission can separate facts from fiction and set the record straight." <text:line-break/><text:line-break/>("中國政府應該了解這一點：惟有讓一個具有公信力的國際調查小組進入現場調查，才有可能區分事實與謠言，從而導正視聽。") <text:line-break/><text:line-break/>5. 如果今天，比方說你移民去一個國家，那個國家的政府，因為所謂國家安全的理由，蓋了一大堆銅牆鐵壁，把你關在裏面，讓你學語言，學愛國思想，學某種文化，矯正你的某種信仰體系與價值觀。這時候，恐怕就不是作文比賽可以澄清。 <text:line-break/><text:line-break/>根本問題不是讓你寫作文，更非歌功頌德扯一些不相干的事，而是： <text:line-break/><text:line-break/>在這些銅牆鐵壁中，究竟具體發生了一些什麼事，究竟是什麼樣的人，以什麼樣的方式，自願或被迫進入這樣一個銅牆鐵壁中，學習了些什麼，如何被對待...等等等，這才是問題所在。 <text:line-break/><text:line-break/>6. 一個教育機構，即便教得再好，吃得再棒，如果不能自由進出，那它就是監獄，而非教室。 <text:line-break/><text:line-break/>7. 國家世俗力量憑什麼干涉教義？這當然就是一種迫害。即便這樣一種迫害在西方同樣存在，它還是迫害。歷史上全是這類事情，有時則是宗教勢力坐大，倒過來要干涉科學，干涉政治。 <text:line-break/><text:line-break/>8. 族群的集體感受或其成員的個別感受，定義了所謂族群壓迫或歧視，而不是由強勢一方來定義。 <text:line-break/><text:line-break/>9. 反恐或所謂國家安全，是所有國家藉以傷害異己、打擊弱勢者的最好共同藉口。 <text:line-break/><text:line-break/>10. 任何人事物的意義總有層次之分，而非以某種層面的意涵概括一切。就如同我即便在新疆教育營這事情上站在反方，但對於現象或事實之理解，與主流媒體之一味妖魔化及選擇性呈現，依舊相去甚遠。 <text:line-break/><text:line-break/>11. 新疆這事之惡劣程度如果是一，西方社會之類似事件的惡劣程度恐怕不止千百倍。但是，即便如此，惡仍是惡，而不會變成善。 <text:line-break/><text:line-break/>12. 就如同選舉一般，許多時候，我們被迫得在大惡小惡之間做出區分與選擇，但這並不意味著善惡僅僅只是一種相對概念。當我們把善惡視為一種相對概念時，終究只會導向一種道德虛無的犬儒主義。我看對岸這種犬儒氣氛似乎還蠻熱烈的，凡事打算盤，以利害為依歸而不問是非。 <text:line-break/><text:line-break/>13. 剛去英國時，記得好像是智利前總統皮諾契 (一位獨裁者) 前來英國治病。我當時隸屬於Human Rights Watch (人權觀察組織) 的一個討論群組。群組裏很多人就醞釀說要寫連署信，說要請英國首相布萊爾逮捕皮諾契治罪。這類 "捍衛人權" 的正義人士在西方非常多，遇過幾次類似場面。於是我當時就在群組裏發言說：那得先把柴契爾先抓起來治罪才對啊，因為當年英國不就是皮諾契的忠實盟友嗎？ <text:line-break/><text:line-break/>後來有一次，不知道又是哪個所謂獨裁者來英國或去美國，群組裏又有人說要寫連署信呼籲英美政府抓他。我一樣回信給大家說：那得先把布希或布萊爾抓起來才對啊，怎麼反而是寫信要他們去抓人？那些所謂獨裁者，如果該槍斃一次，歷年來的英美領導人，罪行之重大，恐怕得槍斃一萬次才行。這當然不是說我認同所謂獨裁者之作為，而是說，道德總該有個內在的一致性。 <text:line-break/><text:line-break/>許多時候，我總覺得自己似乎正反各方每個陣營都不討好，這也許是因為任何人事物理當有它不同層次的意義與價值，而非 "去脈絡化" 底下得到一種黑白二分的所謂立場，進而為立場服務。 <text:line-break/><text:line-break/>14. 最近有新疆朋友來家裏玩。他說，他覺得大陸整體的自由來講，許多方面還是比西方好。我聽了很訝異，並非訝異於這番 (我亦認同的) 話，而是訝異於這位新疆朋友見解的深入。他很清楚理解這一套所謂自由與人權的政治幻術之齷齪操弄。但是，理解了這一點，並不意味著我們從此應該對於基本的善惡是非視而不見，乃至變本加厲卻不以為忤。 <text:line-break/><text:line-break/>前陣子，中共官方面對新疆教育營的質疑時，回應說，西方社會是把異己殺掉，而我們只是把他們關起來進行教育改造。這話也許沒錯，但你為什麼一定要跟人渣惡行來比較呢？人家只考18分，而你考了30分就滿意了嗎？你就不能往一種更好的方向來自我要求嗎？ <text:line-break/><text:line-break/>15. 最近另外有幾位大陸朋友來找我們。有一位，不斷數落中共的種種箝制言論自由的行為，並說像我和學姐這樣的人，肯定都是登記在案的。我跟他說，為了小孩的身心人格發展，為了怕小孩將來變成 "太陽花" 之類的腦殘人士，我們很想以後回歸大陸。那位朋友似乎認為，我們屆時將會有麻煩。見我面對勸誡，不為所動，依然想回歸祖國，於是乾脆問我是否能認同中共這樣一些箝制異己言論、封殺其前途的作法？我給他一個很肯定的答案說我認同。他聽了，一時為之語塞。 <text:line-break/><text:line-break/>我所謂認同有兩層意義，一是說：哪個國家哪個社會不是這樣幹呢？西方還更嚴重不是嗎？只是作法各自不同而已。西方社會比較會洗腦，醜事往往幹得很冠冕堂皇或神鬼不知，變成一種 "制度"；其實都一樣，甚且更加惡劣千百倍。 <text:line-break/><text:line-break/>第二層意義是，當一個社會面對那麼可怕的敵人無時無刻想顛覆你，消滅你，想製造動亂時，許多時候，在某種程度上，我當然支持各種管制作法。倘若我是中國領導人，我恐怕會管制得更狠一些，因為你若不這麼做，所有人將會死得很慘。 <text:line-break/><text:line-break/>別說一個國家，光是一個小小的巴勒網版面，我就管得很嚴了；一般網路上那一套老是對著 "人" 批評指教的作法，或是沒頭沒腦的灑口水，在巴勒網是絕對行不通的。在我的理解裏，惟有立下各種天條，才有真實的自由價值可言。 <text:line-break/><text:line-break/>結論是：道德有它的絕對價值，但也有它的相對意義，各有層次萬千。我們得先搞清楚自己究竟是在回應一種什麼樣的問題，從而也才有所謂共識與歧見形成之可能，要不然就只是作文比賽或雞同鴨講，乃至毫無意義的各自立場表態。</text:p>
      <text:p text:style-name="P1">甄力民   |  2019.03.06 00:56   |   <text:a xlink:type="simple" xlink:href="http://palinfo.habago.org/Entry?Command=Information_PrintForum&amp;iPage=32#FORUM37264"><text:span text:style-name="T1">#</text:span></text:a></text:p>
      <text:p text:style-name="P2">覺得下面這篇談新疆再教育營的文章挺平實的，談到許多外人所不知道的細節 <text:line-break/><text:line-break/>=== <text:line-break/>http://news.dwnews.com/china/news/2019-03-04/60121673_all.html <text:line-break/>深度解读：揭开新疆“再教育营”的虚与实 <text:line-break/>导语 <text:line-break/>新疆“再教育营”议题一直是西方媒体关注的焦点之一，不同的新闻来源每隔一段时间就会抛出对“再教育营”指证历历的“新证据”，中共官方也有回应与驳斥，但双方始终没有交集。这个议题背后所指涉的，除了“再教育营”本身的虚实之外，还包括了中西之间在意识形态与话语权的竞争、宗教与政治的关系，以及中国国内民族政策的现状与困境等等。多维新闻特别专访台湾中央研究院近代史研究所副研究员吴启讷，就他对新疆问题的实际掌握，以及近现代中国族群政治史的专业角度，为读者带来深度解读。本文为系列文章之一。 <text:line-break/><text:line-break/>多维：中国大陆新疆“再教育营”的议题，从西方媒体开始谈论起来，包括台湾媒体在内，对于此事都有一些绘声绘影的传言，而中共也透过央视释放部分内部的画面作为回应。但是大家对于里面到底发生什么事情，其实并不是很清楚。根据您的认识，能否谈谈外界所谓“再教育营”的具体情况，以及人员组成等等。 <text:line-break/><text:line-break/>吴启讷：所谓的“再教育营”，这个名词是由西方创造的，中国境内并不存在这样一个名词，其内部名称原来是叫“学习班”，后来还发展出“职业训练班”。成员有两方面，一方面是针对宗教极端主义、恐怖主义的涉嫌人，另外一方面是针对没有职业技能、职业技能不足，或语言能力不足，因此找不到工作成为社会隐患的人。 台湾中研院学者吴启讷接受多维新闻专访，指出外界对新疆学习班“汉化”的质疑，与现实情况有很大的落差 （多维记者：廖士锋／摄） 所以参与学习班的人也有两种状况，一种状况即受到宗教极端主义、恐怖主义影响的人，他们被要求必须去学习班，并且一周当中可能有五天时间不能回家。在五天的上课时段内，要学的内容包括：祖国意识教育、反极端主义教育，还有语言训练。另外一种职业技术训练基本上是自愿参加的，因为在训练期间还有薪水可以拿，训练结束之后可以比较容易找到工作。 两种成员放在一起，整体人数是很多，大约是十万以上。但不是西方所说的一百万或两百万，这个是夸张的。两者如果分开计算的话，前一种人数应该是在5,000人以下，而接受职业技术训练的人才是多数。 <text:line-break/><text:line-break/>多维：中共为何采取学习班或训练班的形式应对新疆问题？与中共自身的政治传统，以及新疆当地的宗教、历史、文化有什么样的关连性？ <text:line-break/><text:line-break/>吴启讷：这种训练学习班的形式，对于西方甚至当代中国都不太熟悉。但是对于曾经生活在共产党的革命时期，以及毛泽东时期的人，应该是非常熟悉的。学习班是从延安整风开始的一种形态，凡是中共遇到必须面对的政治变动或政治风暴的时候，就会使用学习班“批评与自我批评”的方式来改造人的思想。在中国共产党的工作方法及其信仰当中，都认为人的思想是可以改造的。 这种改造在延安时期及毛时代不能说无效，在很长的时间与过程里是有效的。可是放在后毛时期，尤其是21世纪的现在，不管是新疆还是中国其他地方，我对这种包含思想教育内容的训练，能不能够达成效果，我是持保留态度的。 但是学习班与西方所说的“集中营”、“再教育营”的整体性质是不同的，西方社会没有这个东西，台湾社会也没有。学习班的性质，尽管可能是无效作为，但并不是所谓“迫害人权”，尤其不是所谓“种族压迫”或是“宗教歧视”的作为。 外界对新疆“再教育营”传言纷杂，但除了政治指控外，事实上还缺少了对当地脉络的进一步理解（图源：央视视频截图） <text:line-break/><text:line-break/>多维：但是外界仍然主要以“人权”的角度来解读学习班，对于理解新疆当地的情况会有什么误区？ <text:line-break/><text:line-break/>吴启讷：讲到人权的话，不能说现在中国的人权状况是完美的，也不能说新疆的人权状况是完美的。但是我在新疆看到的人权状况不够完美，其实是不分族群的。 事实上，当地不管是汉人还是其他族群的干部，都必须深入到村庄里面去驻村，他们的周末时间，甚至正常工作的时间，有非常大的一部分在村庄当中协助从事职业技术教育和训练，以及祖国意识教育、汉语普通话教育。所以汉人受到的影响一点都不小于非汉人。当地大家的生活在相当程度上都受到影响，但是绝不是说汉人从中获益了，维吾尔、哈萨克等信仰伊斯兰教的民族从中就受害了。 原来的维吾尔人与哈萨克人都是生活相当世俗化的穆斯林。在他们的传统生活，比如像恋爱与婚姻都是很自由的事情，是很快乐的民族。但是当他们在毛时代以后，接触到沙特阿拉伯的宗教文化之后，开始朝宗教基本教义派的方向移动，生活里面戒律就增加了，婚恋变得很不自由，尤其是族际的通婚也没有了，变成所有的维吾尔跟哈萨克都必须是穆斯林。在当地“再伊斯兰化”的氛围之下，他们原来可以不信仰伊斯兰教，却变成他们没有不信仰伊斯兰教的自由。维吾尔、哈萨克的人权在这个情况下就受到了压抑。 在学习班、职业技术训练班出现以后，很多的维吾尔、哈萨克青年，觉得他们可以比较理直气壮，有选择信教或者不信教的自由。包括饮食习惯，在新疆曾经也是很自由的，比如在新疆穆斯林里面，饮酒曾经是非常普遍的。但是“再伊斯兰化”以后，在餐厅里面看到严格禁酒的规定越来越多了，喝酒的人就会遭到其他的穆斯林或维吾尔的异样眼光。 <text:line-break/><text:line-break/>多维：您提到“再伊斯兰化”反而是对少数族群人权的压抑，那么当中的动机或者源头是什么？ <text:line-break/><text:line-break/>吴启讷：对伊斯兰的基本教义派而言，认为所有的穆斯林信徒只要去从事市场经济的工作，甚至跟汉人通婚了，他们就会丧失作为穆斯林的本性，他们就会堕落。尤其认为假如跟汉人通婚了，那更是不得了的事，血缘都会受到污染。 伊斯兰基本教义派认为，不能让这些人堕落了，因此就在伊斯兰社区内对他们加了诸多限制。离婚就是个明显的例子，“再伊斯兰化”造成了一些婚姻的痛苦。有些人在家里遭受了不好的待遇，法院判定这对夫妻应该离婚，但是清真寺说他们不可以离婚。于是在清真寺的压力，以及周围穆斯林社区的压力之下，一对被法院判决离婚的夫妻却不能够离婚。 整体而言，想用伊斯兰来对抗市场化与现代化，結果造成了对原来维吾尔社区內公民基本权利的侵害。 现代化与市场化对穆斯林带来了冲击，有的人选择回归伊斯兰作为抵抗，却陷入更大的难题。图为新疆某家咖啡馆内部（图源：Reuters） <text:line-break/><text:line-break/>多维：请您谈谈基本教义派的背景，以及在当地的影响力。 <text:line-break/><text:line-break/>吴启讷：主要就是“瓦哈比派”。瓦哈比是1990年代以后才进到新疆的，其影响力是逐渐扩大的状态。瓦哈比理论上是不能进入的，没有办法进到清真寺的网络，但它是透过宗教教育来进行的。 中共不了解宗教教育在伊斯兰教传承里的重要性，在找不到师资的情况下，当地清真寺就到沙特阿拉伯去聘请师资。沙特阿拉伯师资有非常高的比例是瓦哈比，瓦哈比是比較极端的，把异教徒以及不严格执行教派规定的人，都视为违反伊斯兰教的叛徒。 这些瓦哈比被请来之后，凡是受到瓦哈比影响的人，在看待所谓的异教徒，以及其他的族群的态度时，就变得非常激烈，他们觉得有义务去战胜或消灭异教徒。在他们的日常生活里面，也要严格遵循一切的宗教仪軌，例如男性原来穿花衣服的习俗正在被擠压，而女性穿花裙唱歌跳舞也被挤压了，女性要戴着面纱面罩，眼睛只能透过网格露出来一点才能看到走路。 这种现象在维吾尔内部引发很多受过教育的青年不满，但这是西方从不报道的。这样的事情出现在法国、加拿大，通常西方会认定这是对人权的侵害，所以他们禁止戴面纱。但是同样的事情放到中国，中国政府觉得应该维护世俗法律，西方却立刻认为中国政府是种族迫害、宗教迫害。 <text:line-break/><text:line-break/>多维：那么外界传出当地强迫穆斯林吃猪肉、喝酒，以及强迫学汉语，被质疑是消灭维吾尔文化的情况，又该如何理解？ <text:line-break/><text:line-break/>吴启讷：这些情况是不存在的。中共从1920年代革命时期，面对伊斯兰的时候，是要利用少数民族作为革命的资源来对抗国民党。所以中共一直都很重视要尊重少数民族习俗，反而对于宗教不感兴趣，强迫吃猪肉对中共没有任何好处。 学习班就出现一种情形，如果有的穆斯林饮食没有禁忌，那么在学习班以外，这种情形是被伊斯兰基本教义派压制的；但是在学习班里面，现在则是可以拥有这个自由。 至于学习语言，民族国家教授国家语言，这本来是一个常态，但是中国共产党过去其实并不太强调国家语言的重要性。中共强调的是，汉语、普通话是全国各族人民的共同交际语，跟其他少数民族语言地位是平等的。 相关阅读 一则“新疆假新闻” 揭台媒扭曲的“中国想象” “#我也是维吾尔人”兴起 新型“大博弈”中外越发对立 【治疆策】西方深陷难民危机 中国的新疆经验送上解药 但是随着改革开放、市场化的发生，大家需要更高频率使用国家语言，尤其是在参加考试、管理等方面，必须要使用国家语言。所以现在中共对于汉语普通话教育的强调、地位的提升，是时代背景之下推动的，不是说有一个“强制汉化”的政策造成。 学汉语在新疆也不是强制的，事实上更多的是基于维吾尔、哈萨克等少数族群的需求。新疆的穆斯林原来都是住在自己的社区里面，与外界交往不多，但是到了市场化以后，需要到新疆其他地区工作，尤其是工业发达的北疆，甚至是广东或其他各地，若是汉语水平不够的话，会影响工作机会。 所以学汉语是很多人的个人需求。我其实在20年前就已经看到，西方说中国共产党要在新疆限制、消灭少数民族语言，禁止说维吾尔语，但这是一个大误解。情况反而是颠倒过来的，因为当时新疆拔擢官员依据，希望官员可以在当地提倡少数民族语言教育，用母语教育的学校办得多就容易升官，所以地方官员非常希望少数民族语言的学校可以比较多。 反而是维吾尔社区，很多人并不希望自己的子女接受为维吾尔文教育，认为维吾尔文就是在家里讲的语言，尽管希望传承下去，但仍必须学汉语，因为涉及到找工作的权益，这是维吾尔人自己的要求。所以在学习训练班当中，汉语的课程事实上受到很多人欢迎，他们是主动参与，觉得免费受教育的机会很好，而且学习班从乌鲁木齐等地找了很多比平常要好的师资。 这些现象被简化成“汉化”，跟现实是相距很远。</text:p>
      <text:p text:style-name="P1">陳真   |  2019.03.05 19:01   |   <text:a xlink:type="simple" xlink:href="http://palinfo.habago.org/Entry?Command=Information_PrintForum&amp;iPage=32#FORUM37263"><text:span text:style-name="T1">#</text:span></text:a></text:p>
      <text:p text:style-name="P3">牛頓說，"我不做假設"。他講這話的意思僅僅是說他只指出某種事實，但不對該事實的來龍去脈提出解釋。在某個重要的意義上，我也很討厭假設。或者換個方式說，就如同維根斯坦，我投給 "描述"一票，排斥 "規範"，不喜歡 "解釋"，特別厭惡有關於社會或人的 "理論"。 <text:line-break/><text:line-break/>這樣一種傾向，讓我很少預測未來，因為說不準。既然說不準，其實也就沒啥好說。因此，就算預測了，我也盡量不說，因為那聽起來很蠢。 <text:line-break/><text:line-break/>我常把報紙當歷史看。所謂新聞，當下看，沒什麼。但若放個十五年、三十年再來看，你就能看見很多你在當時看不見的東西。其實，許多時候，不用幾十年，光是幾年或幾個月後的未來，就很可能超乎當時人們的理解與想像。比方說一年前，幾個人聽過什麼韓國瑜？我還吳郭魚咧。 <text:line-break/><text:line-break/>再比方說，隨便舉個例，請看這裏： <text:line-break/><text:line-break/>https://goo.gl/cVFY3v <text:line-break/><text:line-break/>三年前，我收到對岸一位李毅教授寄來的文章，標題是 "和平統一已無可能"，作者因此呼籲阿共仔趕緊血洗台灣。理由是說，蔡英文（當時）快要變成無敵鐵金鋼了，而且年輕一代認同大陸者只會越來越少，幾乎全部都被洗腦了。李毅說： <text:line-break/><text:line-break/>"為什麽和平統一已無可能？為什麽必須動武？過去，現在，將來，臺灣發生了什麽？綜合二十多年來的多種統計資料，大體說來，形勢是這樣的。在臺灣贊同統一的一代逐漸死光了，反對統一的年輕一代成長起來了。隨者蔡英文至少要執政八年，臺灣仇中、反中、反對統一的台獨意識必將迅速發展、日益壯大。 <text:line-break/><text:line-break/>如果現在不打臺灣，蔡英文執政四年之後，2020年，臺灣贊同2020年統一的人，可能少於500分之一。蔡英文執政八年後，2024，臺灣贊同2024年統一的人，可能少於1000分之一。之後只會越來越少。＂ <text:line-break/><text:line-break/>以上這樣一些自以為非常偉大的什麼社會學分析，很可笑吧。但是這位李毅教授卻得意非凡。 <text:line-break/><text:line-break/>當然，我不能說預測者肯定錯了，但它終究是一種臆測，簡單說就是猜。你猜我猜大家猜，如此而已。我也會猜，但我絕不會蠢到為自己的某種猜測感到自豪。 <text:line-break/><text:line-break/>許多時候，面對將來，我們只好猜。我也是會猜，但常常猜錯，不如不猜。 <text:line-break/><text:line-break/>記得1989-1990年時，我因為台獨叛亂案正走投無路根本找不到醫師工作之際，有一天，好像是1989 年接近聖誕節吧，劉峰松和翁金珠老師來找我和學姊，然後就一起去郊外找朋友。 <text:line-break/><text:line-break/>途中，劉老師去民宅借電話，回來之後說，剛剛跟黃華講電話。他說，從電話中感覺（曾被關了二十幾年的）黃華這回真的怕了。怕什麼呢？怕被國民黨抓到。因為他當時提出一個 "台獨建國時間表＂，國民黨要抓他，說他 "著手實行台獨＂。幾天後，黃華就被捕了，第N度入獄。接著，民進黨便提名黃華成為虛擬的 "總統候選人"，藉此搞抗爭。 <text:line-break/><text:line-break/>而我自己呢，那時候也同樣朝不保夕，隨時準備坐黑牢。但我要說的是當時的一種感覺，一種 "現狀若此、似乎永遠都不可能改變" 的感覺，儘管我當時在理智上相信台獨遲早會是台灣大多數人的想法（即便當時若有民調，主張台獨者恐怕連百萬分之一的人口都不到，屈指可數）。 <text:line-break/><text:line-break/>我一直記得，大約也是在八零年代末期，有位黨外大老有一天偷偷在我耳邊小聲說："台獨聯盟將遷盟回台＂，我隨即開玩笑回答他說，"聽起來好像比遷去月球還更加困難＂。 <text:line-break/><text:line-break/>上面這些故事，其實也不過才短短30多年，但是你看，30年竟然有這麼大的變化，搞到現在國民黨幾乎只剩下一個柱柱姐還挺住，其他全是台獨，我的意思是說一種投機式、跟著潮流走的 "所謂台獨"，而不是真的台獨。 <text:line-break/><text:line-break/>台灣沒有台獨，就算有，頂多兩個巴掌就能數完，其他全是 "台獨生意人"，也就是把台獨當成一種商品，藉以搞錢與奪權，為自己謀福利，卡位子，搞前途。學界、醫界和文化界幾乎100%是這種人，幾無例外。 <text:line-break/><text:line-break/>我想說的是，這一切都是你在30年前想不到的吧。30年前，大家拼命喊龍的傳人，高唱祖國河山；誰是台獨，誰就是神經病，誰就是惡魔。 <text:line-break/><text:line-break/>說了這麼一大堆，其實我只是想表明，我的任何有關將來的預測，大家就姑且聽之，不用太當真，因為連我自己也沒把握。就如前面所說，凡是沒把握的事，我盡量不說。萬一說了，大家就姑且聽之，勿為我所惑。 <text:line-break/><text:line-break/>以下純屬猜測，沒啥好看： <text:line-break/><text:line-break/>我認為，韓國瑜應該馬上出來選總統，因為時間不會等他四年，時間更不會等台灣四年。至於什麼對不起高雄人，真是傻到爆。你若當總統，高雄不是更能大步向前發展？若不出來選，那才真的是對不起高雄人。再說，沒有中央的奧援與政策支持，甚至百般抵制，哪來什麼城市發展？ <text:line-break/><text:line-break/>我對韓國瑜的兩岸看法其實很不滿意，跟台獨相去不遠，表面上什麼你儂我儂白頭偕老，其實一番空話。但我相信他至少可以穩住兩岸十年八年，這就夠了。畢竟我們找不到更好人選。 <text:line-break/><text:line-break/>祖國領導們如果押寶柯文哲那個 "小阿扁"，那真的是頭殼壞去。韓國瑜才是你們應該押寶的對象。退而求其次，王金平也不錯，問題是他選不上，押了也是白押。 <text:line-break/><text:line-break/>我常說，政治上沒有偶然，但歷史卻很少必然。台灣走到這一步，突然天降神兵，機會難得。機會掌握住了，兩岸也許就比較會往好的方向走，大家日子都好過；萬一讓人渣們當選，那肯定又會是一番操弄折磨與掏空。 <text:line-break/><text:line-break/>至於說起國民黨這些大老們，一個個很沒出息，當黨奄奄一息時，龜頭全縮起來，大氣都不敢呼一個，只剩一個柱柱姐獨挑大樑。現在權力在望了，一大群龜公們竟然爭相伸脖子比誰長，真是很沒出息；吵吵鬧鬧打來打去，內鬥內行，外鬥外行。 <text:line-break/><text:line-break/>韓國瑜的敵人不在黨外，而在黨內。這些大老們，成事不足，敗事卻十足有餘。一旦個人權力無望，勢必會扯韓後腿。除非韓的支持力量大到讓人不敢造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